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500000000F11C0066726A98B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Serif1" svg:font-family="LiberationSerif" style:font-family-generic="roman"/>
    <style:font-face style:name="Liberationserif" svg:font-family="Liberationserif" style:font-family-generic="roman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DejaVusansmono" svg:font-family="DejaVusansmono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DejaVuSansMono" svg:font-family="DejaVuSansMono" style:font-family-generic="roman" style:font-pitch="variable"/>
    <style:font-face style:name="DejaVuSansMono-Bold" svg:font-family="DejaVuSansMono-Bold" style:font-family-generic="roman" style:font-pitch="variable"/>
    <style:font-face style:name="DejaVuSansMono-Oblique" svg:font-family="DejaVuSansMono-Oblique" style:font-family-generic="roman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ans-BoldItalic" svg:font-family="LiberationSans-BoldItalic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Italic" svg:font-family="LiberationSerif-Italic" style:font-family-generic="roman" style:font-pitch="variable"/>
    <style:font-face style:name="OpenSymbol1" svg:font-family="Open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e2530" officeooo:paragraph-rsid="000e253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e2530"/>
    </style:style>
    <style:style style:name="P5" style:family="paragraph" style:parent-style-name="Standard">
      <style:paragraph-properties fo:text-align="start" style:justify-single-word="false"/>
      <style:text-properties officeooo:paragraph-rsid="0018a951"/>
    </style:style>
    <style:style style:name="P6" style:family="paragraph" style:parent-style-name="Standard">
      <style:paragraph-properties fo:text-align="start" style:justify-single-word="false"/>
      <style:text-properties officeooo:paragraph-rsid="0021c55e"/>
    </style:style>
    <style:style style:name="P7" style:family="paragraph" style:parent-style-name="Standard">
      <style:paragraph-properties fo:text-align="start" style:justify-single-word="false"/>
      <style:text-properties officeooo:paragraph-rsid="00239a58"/>
    </style:style>
    <style:style style:name="P8" style:family="paragraph" style:parent-style-name="Standard">
      <style:paragraph-properties fo:text-align="start" style:justify-single-word="false"/>
      <style:text-properties officeooo:paragraph-rsid="0023df08"/>
    </style:style>
    <style:style style:name="P9" style:family="paragraph" style:parent-style-name="Standard">
      <style:paragraph-properties fo:text-align="start" style:justify-single-word="false"/>
      <style:text-properties officeooo:paragraph-rsid="00262fd3"/>
    </style:style>
    <style:style style:name="P10" style:family="paragraph" style:parent-style-name="Standard">
      <style:paragraph-properties fo:text-align="start" style:justify-single-word="false"/>
      <style:text-properties officeooo:paragraph-rsid="002b9e6f"/>
    </style:style>
    <style:style style:name="P11" style:family="paragraph" style:parent-style-name="Standard">
      <style:paragraph-properties fo:text-align="start" style:justify-single-word="false"/>
      <style:text-properties officeooo:paragraph-rsid="002d6309"/>
    </style:style>
    <style:style style:name="P12" style:family="paragraph" style:parent-style-name="Standard">
      <style:paragraph-properties fo:text-align="start" style:justify-single-word="false"/>
      <style:text-properties officeooo:paragraph-rsid="003834e0"/>
    </style:style>
    <style:style style:name="P13" style:family="paragraph" style:parent-style-name="Standard">
      <style:paragraph-properties fo:text-align="start" style:justify-single-word="false"/>
      <style:text-properties officeooo:paragraph-rsid="004ab475"/>
    </style:style>
    <style:style style:name="P14" style:family="paragraph" style:parent-style-name="Standard">
      <style:paragraph-properties fo:text-align="start" style:justify-single-word="false"/>
      <style:text-properties officeooo:paragraph-rsid="0055209d"/>
    </style:style>
    <style:style style:name="P15" style:family="paragraph" style:parent-style-name="Standard">
      <style:paragraph-properties fo:text-align="start" style:justify-single-word="false"/>
      <style:text-properties officeooo:paragraph-rsid="0079aa26"/>
    </style:style>
    <style:style style:name="P16" style:family="paragraph" style:parent-style-name="Standard">
      <style:paragraph-properties fo:text-align="start" style:justify-single-word="false"/>
      <style:text-properties officeooo:paragraph-rsid="007abbe2"/>
    </style:style>
    <style:style style:name="P17" style:family="paragraph" style:parent-style-name="Standard">
      <style:paragraph-properties fo:text-align="start" style:justify-single-word="false"/>
      <style:text-properties officeooo:paragraph-rsid="0097c9ec"/>
    </style:style>
    <style:style style:name="P18" style:family="paragraph" style:parent-style-name="Standard">
      <style:text-properties style:font-name="LiberationSans-Bold" fo:font-size="16pt" fo:font-weight="bold" style:font-size-asian="16pt" style:font-weight-asian="bold"/>
    </style:style>
    <style:style style:name="P19" style:family="paragraph" style:parent-style-name="Standard">
      <style:paragraph-properties fo:text-align="start" style:justify-single-word="false"/>
      <style:text-properties style:font-name="LiberationSans-Bold" fo:font-size="16pt" fo:font-weight="bold" officeooo:paragraph-rsid="005fdc50" style:font-size-asian="16pt" style:font-weight-asian="bold"/>
    </style:style>
    <style:style style:name="P20" style:family="paragraph" style:parent-style-name="Standard">
      <style:paragraph-properties fo:text-align="start" style:justify-single-word="false"/>
      <style:text-properties style:font-name="LiberationSerif" fo:font-size="10pt" style:font-size-asian="10pt"/>
    </style:style>
    <style:style style:name="P21" style:family="paragraph" style:parent-style-name="Standard">
      <style:paragraph-properties fo:text-align="start" style:justify-single-word="false"/>
      <style:text-properties style:font-name="LiberationSerif" fo:font-size="10pt" officeooo:paragraph-rsid="000e2530" style:font-size-asian="10pt"/>
    </style:style>
    <style:style style:name="P22" style:family="paragraph" style:parent-style-name="Standard">
      <style:paragraph-properties fo:text-align="start" style:justify-single-word="false"/>
      <style:text-properties style:font-name="LiberationSerif" fo:font-size="13pt" style:font-size-asian="13pt"/>
    </style:style>
    <style:style style:name="P23" style:family="paragraph" style:parent-style-name="Standard">
      <style:paragraph-properties fo:text-align="start" style:justify-single-word="false"/>
      <style:text-properties style:font-name="LiberationSerif" fo:font-size="13pt" officeooo:paragraph-rsid="00447c5f" style:font-size-asian="13pt"/>
    </style:style>
    <style:style style:name="P24" style:family="paragraph" style:parent-style-name="Standard">
      <style:paragraph-properties fo:text-align="start" style:justify-single-word="false"/>
      <style:text-properties style:font-name="LiberationSerif" fo:font-size="13pt" officeooo:rsid="00692180" officeooo:paragraph-rsid="00692180" style:font-size-asian="13pt"/>
    </style:style>
    <style:style style:name="P25" style:family="paragraph" style:parent-style-name="Standard">
      <style:paragraph-properties fo:text-align="start" style:justify-single-word="false"/>
      <style:text-properties style:font-name="LiberationSerif" fo:font-size="11pt" officeooo:paragraph-rsid="0018a951" style:font-size-asian="11pt"/>
    </style:style>
    <style:style style:name="P26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27" style:family="paragraph" style:parent-style-name="Standard">
      <style:paragraph-properties fo:text-align="start" style:justify-single-word="false"/>
      <style:text-properties style:font-name="LiberationSerif" fo:font-size="12pt" officeooo:paragraph-rsid="00262fd3" style:font-size-asian="12pt"/>
    </style:style>
    <style:style style:name="P28" style:family="paragraph" style:parent-style-name="Standard">
      <style:paragraph-properties fo:text-align="start" style:justify-single-word="false"/>
      <style:text-properties style:font-name="LiberationSerif" fo:font-size="12pt" officeooo:paragraph-rsid="005fdc50" style:font-size-asian="12pt"/>
    </style:style>
    <style:style style:name="P29" style:family="paragraph" style:parent-style-name="Standard">
      <style:paragraph-properties fo:text-align="start" style:justify-single-word="false"/>
      <style:text-properties style:font-name="LiberationSerif" fo:font-size="12pt" officeooo:paragraph-rsid="0097c9ec" style:font-size-asian="12pt"/>
    </style:style>
    <style:style style:name="P30" style:family="paragraph" style:parent-style-name="Standard">
      <style:paragraph-properties fo:text-align="start" style:justify-single-word="false"/>
      <style:text-properties style:font-name="LiberationSerif" fo:font-size="12pt" officeooo:rsid="00534cdb" style:font-size-asian="12pt"/>
    </style:style>
    <style:style style:name="P31" style:family="paragraph" style:parent-style-name="Standard">
      <style:paragraph-properties fo:text-align="start" style:justify-single-word="false"/>
      <style:text-properties style:font-name="LiberationSerif" fo:font-size="12pt" style:text-underline-style="solid" style:text-underline-width="auto" style:text-underline-color="font-color" style:font-size-asian="12pt"/>
    </style:style>
    <style:style style:name="P32" style:family="paragraph" style:parent-style-name="Standard">
      <style:paragraph-properties fo:text-align="start" style:justify-single-word="false"/>
      <style:text-properties style:font-name="DejaVuSansMono" fo:font-size="13pt" style:font-size-asian="13pt"/>
    </style:style>
    <style:style style:name="P33" style:family="paragraph" style:parent-style-name="Standard">
      <style:paragraph-properties fo:text-align="start" style:justify-single-word="false"/>
      <style:text-properties style:font-name="DejaVuSansMono" fo:font-size="13pt" officeooo:paragraph-rsid="0018a951" style:font-size-asian="13pt"/>
    </style:style>
    <style:style style:name="P34" style:family="paragraph" style:parent-style-name="Standard">
      <style:paragraph-properties fo:text-align="start" style:justify-single-word="false"/>
      <style:text-properties style:font-name="DejaVuSansMono" fo:font-size="12pt" style:font-size-asian="12pt"/>
    </style:style>
    <style:style style:name="P35" style:family="paragraph" style:parent-style-name="Standard">
      <style:paragraph-properties fo:text-align="start" style:justify-single-word="false"/>
      <style:text-properties style:font-name="DejaVuSansMono" fo:font-size="12pt" officeooo:paragraph-rsid="005fdc50" style:font-size-asian="12pt"/>
    </style:style>
    <style:style style:name="P36" style:family="paragraph" style:parent-style-name="Standard">
      <style:paragraph-properties fo:text-align="start" style:justify-single-word="false"/>
      <style:text-properties style:font-name="DejaVuSansMono" fo:font-size="10pt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Liberationserif" fo:font-size="12pt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iberationSerif-Bold" fo:font-size="13pt" fo:font-weight="bold" style:font-size-asian="13pt" style:font-weight-asian="bold"/>
    </style:style>
    <style:style style:name="P39" style:family="paragraph" style:parent-style-name="Standard">
      <style:paragraph-properties fo:text-align="start" style:justify-single-word="false"/>
      <style:text-properties style:font-name="LiberationSerif-Bold" fo:font-size="12pt" fo:font-weight="bold" style:font-size-asian="12pt" style:font-weight-asian="bold"/>
    </style:style>
    <style:style style:name="P40" style:family="paragraph" style:parent-style-name="Standard">
      <style:text-properties officeooo:rsid="003b507e" officeooo:paragraph-rsid="003b507e"/>
    </style:style>
    <style:style style:name="P41" style:family="paragraph" style:parent-style-name="Standard">
      <style:paragraph-properties fo:text-align="start" style:justify-single-word="false"/>
      <style:text-properties officeooo:rsid="003b507e" officeooo:paragraph-rsid="0097c9ec"/>
    </style:style>
    <style:style style:name="P42" style:family="paragraph" style:parent-style-name="Standard">
      <style:paragraph-properties fo:text-align="start" style:justify-single-word="false"/>
      <style:text-properties fo:font-size="12pt" officeooo:paragraph-rsid="00814abd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0841036" style:font-size-asian="12pt" style:font-size-complex="12pt"/>
    </style:style>
    <style:style style:name="P44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45" style:family="paragraph" style:parent-style-name="Text_20_body">
      <style:paragraph-properties fo:text-align="center" style:justify-single-word="false"/>
      <style:text-properties officeooo:rsid="005a31c7" officeooo:paragraph-rsid="005a31c7"/>
    </style:style>
    <style:style style:name="P46" style:family="paragraph" style:parent-style-name="Text_20_body">
      <style:paragraph-properties fo:text-align="start" style:justify-single-word="false"/>
      <style:text-properties style:font-name="LiberationSerif" fo:font-size="13pt" officeooo:paragraph-rsid="006ec37a" style:font-size-asian="13pt"/>
    </style:style>
    <style:style style:name="P47" style:family="paragraph" style:parent-style-name="Text_20_body">
      <style:text-properties officeooo:rsid="007024e8" officeooo:paragraph-rsid="007024e8"/>
    </style:style>
    <style:style style:name="P48" style:family="paragraph" style:parent-style-name="Text_20_body">
      <style:text-properties officeooo:rsid="007024e8" officeooo:paragraph-rsid="0073acfe"/>
    </style:style>
    <style:style style:name="P49" style:family="paragraph" style:parent-style-name="Text_20_body">
      <style:text-properties officeooo:rsid="007024e8" officeooo:paragraph-rsid="0073dfc2"/>
    </style:style>
    <style:style style:name="P50" style:family="paragraph" style:parent-style-name="Text_20_body">
      <style:paragraph-properties fo:text-align="start" style:justify-single-word="false"/>
      <style:text-properties officeooo:rsid="007024e8" officeooo:paragraph-rsid="0073acfe"/>
    </style:style>
    <style:style style:name="P51" style:family="paragraph" style:parent-style-name="Text_20_body">
      <style:text-properties officeooo:paragraph-rsid="007024e8"/>
    </style:style>
    <style:style style:name="P52" style:family="paragraph" style:parent-style-name="Text_20_body">
      <style:text-properties fo:font-weight="bold" officeooo:paragraph-rsid="007024e8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officeooo:paragraph-rsid="0073acfe"/>
    </style:style>
    <style:style style:name="P54" style:family="paragraph" style:parent-style-name="Text_20_body">
      <style:text-properties officeooo:paragraph-rsid="0073acfe"/>
    </style:style>
    <style:style style:name="P55" style:family="paragraph" style:parent-style-name="Text_20_body">
      <style:text-properties fo:font-style="italic" officeooo:rsid="007024e8" officeooo:paragraph-rsid="0073acfe" style:font-style-asian="italic" style:font-style-complex="italic"/>
    </style:style>
    <style:style style:name="P56" style:family="paragraph" style:parent-style-name="Text_20_body">
      <style:text-properties style:text-underline-style="none" officeooo:rsid="008708b5" officeooo:paragraph-rsid="008708b5"/>
    </style:style>
    <style:style style:name="P57" style:family="paragraph" style:parent-style-name="_5f_ensTP_5f__5f_Code">
      <style:text-properties officeooo:paragraph-rsid="005fdc50"/>
    </style:style>
    <style:style style:name="P58" style:family="paragraph" style:parent-style-name="_5f_ensTP_5f__5f_Code"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6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LiberationSerif" fo:font-size="13pt" officeooo:rsid="00692180" officeooo:paragraph-rsid="00692180" style:font-size-asian="13pt"/>
    </style:style>
    <style:style style:name="P62" style:family="paragraph" style:parent-style-name="Table_20_Contents">
      <style:paragraph-properties fo:text-align="center" style:justify-single-word="false"/>
      <style:text-properties style:font-name="LiberationSerif" fo:font-size="13pt" officeooo:rsid="006af454" officeooo:paragraph-rsid="006af454" style:font-size-asian="13pt"/>
    </style:style>
    <style:style style:name="P63" style:family="paragraph" style:parent-style-name="Table_20_Contents">
      <style:paragraph-properties fo:text-align="center" style:justify-single-word="false"/>
      <style:text-properties style:font-name="LiberationSerif" fo:font-size="13pt" fo:font-weight="bold" officeooo:rsid="006af454" officeooo:paragraph-rsid="006af454" fo:background-color="#dddddd" style:font-size-asian="13pt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Serif" fo:font-size="13pt" style:text-underline-style="none" fo:font-weight="bold" officeooo:rsid="00692180" officeooo:paragraph-rsid="00692180" fo:background-color="#dddddd" style:font-size-asian="13p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2pt" officeooo:rsid="00692180" officeooo:paragraph-rsid="00692180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Courier New" fo:font-size="12pt" officeooo:paragraph-rsid="006af454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Courier New" fo:font-size="12pt" officeooo:rsid="006af454" officeooo:paragraph-rsid="006af454" style:font-size-asian="12pt" style:font-size-complex="12pt"/>
    </style:style>
    <style:style style:name="P69" style:family="paragraph" style:parent-style-name="Table_20_Contents">
      <style:paragraph-properties fo:margin-left="0.741cm" fo:margin-right="0cm" fo:text-align="start" style:justify-single-word="false" fo:text-indent="0cm" style:auto-text-indent="false"/>
    </style:style>
    <style:style style:name="P70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P71" style:family="paragraph" style:parent-style-name="Text_20_body">
      <style:paragraph-properties fo:margin-left="0.741cm" fo:margin-right="0cm" fo:text-indent="0cm" style:auto-text-indent="false"/>
      <style:text-properties style:font-name="Courier New" fo:font-size="10pt" officeooo:paragraph-rsid="007024e8" fo:background-color="#dddddd" style:font-size-asian="10pt" style:font-size-complex="10pt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Heading_20_1">
      <style:text-properties officeooo:rsid="0064a5fd" officeooo:paragraph-rsid="0064a5fd"/>
    </style:style>
    <style:style style:name="P74" style:family="paragraph" style:parent-style-name="Heading_20_2">
      <style:text-properties style:font-name="Liberation Sans" fo:font-size="14pt" style:font-size-asian="14pt" style:font-size-complex="14pt"/>
    </style:style>
    <style:style style:name="P75" style:family="paragraph" style:parent-style-name="Heading_20_2">
      <style:text-properties style:font-name="Liberation Sans" fo:font-size="14pt" fo:font-style="italic" fo:font-weight="bold" officeooo:rsid="00a6dc02" officeooo:paragraph-rsid="00a7bd8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76" style:family="paragraph" style:parent-style-name="Heading_20_2">
      <style:text-properties officeooo:paragraph-rsid="0097c9ec"/>
    </style:style>
    <style:style style:name="P77" style:family="paragraph" style:parent-style-name="Heading_20_2">
      <style:text-properties officeooo:rsid="00a4e206"/>
    </style:style>
    <style:style style:name="P78" style:family="paragraph" style:parent-style-name="Standard" style:list-style-name="L1">
      <style:paragraph-properties fo:text-align="start" style:justify-single-word="false"/>
    </style:style>
    <style:style style:name="P79" style:family="paragraph" style:parent-style-name="Standard" style:list-style-name="L2">
      <style:paragraph-properties fo:text-align="start" style:justify-single-word="false"/>
    </style:style>
    <style:style style:name="P80" style:family="paragraph" style:parent-style-name="Standard" style:list-style-name="L3">
      <style:paragraph-properties fo:text-align="start" style:justify-single-word="false"/>
    </style:style>
    <style:style style:name="P81" style:family="paragraph" style:parent-style-name="Standard" style:list-style-name="L4">
      <style:paragraph-properties fo:text-align="start" style:justify-single-word="false"/>
    </style:style>
    <style:style style:name="P82" style:family="paragraph" style:parent-style-name="Standard">
      <style:paragraph-properties fo:text-align="start" style:justify-single-word="false"/>
      <style:text-properties officeooo:paragraph-rsid="0079aa26"/>
    </style:style>
    <style:style style:name="P83" style:family="paragraph" style:parent-style-name="Standard">
      <style:paragraph-properties fo:text-align="start" style:justify-single-word="false"/>
      <style:text-properties officeooo:paragraph-rsid="009b9bf9"/>
    </style:style>
    <style:style style:name="P84" style:family="paragraph" style:parent-style-name="Standard">
      <style:paragraph-properties fo:text-align="start" style:justify-single-word="false"/>
      <style:text-properties officeooo:paragraph-rsid="00841036"/>
    </style:style>
    <style:style style:name="P85" style:family="paragraph" style:parent-style-name="Standard">
      <style:paragraph-properties fo:text-align="start" style:justify-single-word="false"/>
      <style:text-properties officeooo:paragraph-rsid="00a3bef7"/>
    </style:style>
    <style:style style:name="P86" style:family="paragraph" style:parent-style-name="Standard">
      <style:paragraph-properties fo:text-align="start" style:justify-single-word="false"/>
      <style:text-properties officeooo:paragraph-rsid="00b21d48"/>
    </style:style>
    <style:style style:name="P87" style:family="paragraph" style:parent-style-name="Standard">
      <style:paragraph-properties fo:text-align="start" style:justify-single-word="false"/>
      <style:text-properties officeooo:paragraph-rsid="00b2e98c"/>
    </style:style>
    <style:style style:name="P88" style:family="paragraph" style:parent-style-name="Standard">
      <style:paragraph-properties fo:text-align="start" style:justify-single-word="false"/>
      <style:text-properties officeooo:paragraph-rsid="00b3aebc"/>
    </style:style>
    <style:style style:name="P89" style:family="paragraph" style:parent-style-name="Standard">
      <style:paragraph-properties fo:text-align="start" style:justify-single-word="false"/>
      <style:text-properties officeooo:paragraph-rsid="00b6ea73"/>
    </style:style>
    <style:style style:name="P90" style:family="paragraph" style:parent-style-name="Standard">
      <style:paragraph-properties fo:text-align="start" style:justify-single-word="false"/>
      <style:text-properties style:font-name="LiberationSerif" fo:font-size="13pt" officeooo:paragraph-rsid="0079aa26" style:font-size-asian="13pt"/>
    </style:style>
    <style:style style:name="P91" style:family="paragraph" style:parent-style-name="Standard">
      <style:paragraph-properties fo:text-align="start" style:justify-single-word="false"/>
      <style:text-properties fo:font-size="12pt" officeooo:paragraph-rsid="00841036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fo:font-size="12pt" officeooo:paragraph-rsid="00b21d48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font-name="DejaVuSansMono" fo:font-size="12pt" officeooo:paragraph-rsid="005fdc50" style:font-size-asian="12pt"/>
    </style:style>
    <style:style style:name="P94" style:family="paragraph" style:parent-style-name="Standard">
      <style:paragraph-properties fo:text-align="center" style:justify-single-word="false"/>
      <style:text-properties officeooo:paragraph-rsid="00b21d48"/>
    </style:style>
    <style:style style:name="P95" style:family="paragraph" style:parent-style-name="Standard">
      <style:paragraph-properties fo:text-align="start" style:justify-single-word="false"/>
      <style:text-properties style:font-name="DejaVuSansMono-Bold" fo:font-size="13pt" style:font-size-asian="13pt"/>
    </style:style>
    <style:style style:name="P96" style:family="paragraph" style:parent-style-name="Table_20_Contents">
      <style:text-properties officeooo:paragraph-rsid="00a65469"/>
    </style:style>
    <style:style style:name="P97" style:family="paragraph" style:parent-style-name="Text_20_body" style:list-style-name="L5">
      <style:text-properties officeooo:paragraph-rsid="007024e8"/>
    </style:style>
    <style:style style:name="P98" style:family="paragraph" style:parent-style-name="Text_20_body" style:list-style-name="L5">
      <style:text-properties officeooo:paragraph-rsid="0071e2f1"/>
    </style:style>
    <style:style style:name="P99" style:family="paragraph" style:parent-style-name="Text_20_body">
      <style:paragraph-properties fo:text-align="start" style:justify-single-word="false"/>
      <style:text-properties officeooo:rsid="007024e8" officeooo:paragraph-rsid="0073acfe"/>
    </style:style>
    <style:style style:name="P100" style:family="paragraph" style:parent-style-name="Text_20_body">
      <style:text-properties officeooo:rsid="007024e8" officeooo:paragraph-rsid="0073acfe"/>
    </style:style>
    <style:style style:name="P101" style:family="paragraph" style:parent-style-name="Text_20_body">
      <style:text-properties officeooo:rsid="007024e8" officeooo:paragraph-rsid="007024e8"/>
    </style:style>
    <style:style style:name="P102" style:family="paragraph" style:parent-style-name="Text_20_body">
      <style:text-properties officeooo:rsid="007024e8" officeooo:paragraph-rsid="00a65469"/>
    </style:style>
    <style:style style:name="P103" style:family="paragraph" style:parent-style-name="Text_20_body">
      <style:text-properties style:font-name="LiberationSerif" fo:font-size="13pt" style:text-underline-style="none" officeooo:rsid="00176280" style:font-size-asian="13pt"/>
    </style:style>
    <style:style style:name="P104" style:family="paragraph" style:parent-style-name="Text_20_body">
      <style:text-properties style:font-name="LiberationSerif" fo:font-size="13pt" style:text-underline-style="none" officeooo:rsid="008708b5" officeooo:paragraph-rsid="008708b5" style:font-size-asian="13pt"/>
    </style:style>
    <style:style style:name="P105" style:family="paragraph" style:parent-style-name="Text_20_body" style:list-style-name="L6">
      <style:text-properties style:text-underline-style="none" officeooo:rsid="008708b5" officeooo:paragraph-rsid="008708b5"/>
    </style:style>
    <style:style style:name="P106" style:family="paragraph" style:parent-style-name="Text_20_body">
      <style:text-properties officeooo:paragraph-rsid="0073dfc2"/>
    </style:style>
    <style:style style:name="P107" style:family="paragraph" style:parent-style-name="Text_20_body">
      <style:paragraph-properties fo:text-align="start" style:justify-single-word="false"/>
      <style:text-properties officeooo:paragraph-rsid="00a65469"/>
    </style:style>
    <style:style style:name="P108" style:family="paragraph" style:parent-style-name="Text_20_body">
      <style:paragraph-properties fo:text-align="center" style:justify-single-word="false"/>
      <style:text-properties officeooo:rsid="005a31c7" officeooo:paragraph-rsid="005a31c7"/>
    </style:style>
    <style:style style:name="P109" style:family="paragraph" style:parent-style-name="Text_20_body">
      <style:text-properties style:font-name="LiberationSans-BoldItalic" fo:font-size="12pt" fo:font-style="italic" fo:font-weight="bold" style:font-size-asian="12pt" style:font-style-asian="italic" style:font-weight-asian="bold"/>
    </style:style>
    <style:style style:name="P110" style:family="paragraph" style:parent-style-name="Text_20_body">
      <style:text-properties style:font-name="LiberationSerif1" fo:font-size="12pt" style:font-size-asian="12pt" style:font-size-complex="12pt"/>
    </style:style>
    <style:style style:name="P1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12" style:family="paragraph" style:parent-style-name="_5f_ensTP_5f__5f_Code">
      <style:text-properties fo:font-size="11pt" style:font-size-asian="11pt" style:font-size-complex="11pt"/>
    </style:style>
    <style:style style:name="P113" style:family="paragraph" style:parent-style-name="_5f_ensTP_5f__5f_Code">
      <style:text-properties fo:font-size="9pt" style:font-size-asian="9pt" style:font-size-complex="9pt"/>
    </style:style>
    <style:style style:name="P114" style:family="paragraph" style:parent-style-name="_5f_ensTP_5f__5f_Code">
      <style:text-properties fo:font-size="10pt" style:font-size-asian="10pt" style:font-size-complex="10pt"/>
    </style:style>
    <style:style style:name="P115" style:family="paragraph" style:parent-style-name="_5f_ensTP_5f__5f_Code">
      <style:text-properties fo:font-size="8pt" style:font-size-asian="8pt" style:font-size-complex="8pt"/>
    </style:style>
    <style:style style:name="P116" style:family="paragraph" style:parent-style-name="_5f_ensTP_5f__5f_Code">
      <style:text-properties fo:font-size="7pt" style:font-size-asian="7pt" style:font-size-complex="7pt"/>
    </style:style>
    <style:style style:name="P117" style:family="paragraph" style:parent-style-name="_5f_ensTP_5f__5f_Code">
      <style:text-properties officeooo:paragraph-rsid="00a65469"/>
    </style:style>
    <style:style style:name="T1" style:family="text">
      <style:text-properties style:font-name="DejaVuSansMono"/>
    </style:style>
    <style:style style:name="T2" style:family="text">
      <style:text-properties style:font-name="DejaVuSansMono" fo:font-size="12pt" style:font-size-asian="12pt"/>
    </style:style>
    <style:style style:name="T3" style:family="text">
      <style:text-properties style:font-name="DejaVuSansMono" fo:font-size="12pt" officeooo:rsid="0024ce37" style:font-size-asian="12pt"/>
    </style:style>
    <style:style style:name="T4" style:family="text">
      <style:text-properties style:font-name="DejaVuSansMono" fo:font-size="12pt" officeooo:rsid="0051686a" style:font-size-asian="12pt"/>
    </style:style>
    <style:style style:name="T5" style:family="text">
      <style:text-properties style:font-name="DejaVuSansMono" fo:font-size="10pt" style:font-size-asian="10pt"/>
    </style:style>
    <style:style style:name="T6" style:family="text">
      <style:text-properties style:font-name="DejaVuSansMono" fo:font-size="10pt" officeooo:rsid="000e2530" style:font-size-asian="10pt"/>
    </style:style>
    <style:style style:name="T7" style:family="text">
      <style:text-properties style:font-name="DejaVuSansMono" fo:font-size="10pt" style:font-size-asian="10pt" style:font-size-complex="10pt"/>
    </style:style>
    <style:style style:name="T8" style:family="text">
      <style:text-properties style:font-name="DejaVuSansMono" fo:font-size="10pt" officeooo:rsid="00b6ea73" style:font-size-asian="10pt" style:font-size-complex="10pt"/>
    </style:style>
    <style:style style:name="T9" style:family="text">
      <style:text-properties style:font-name="DejaVuSansMono" fo:font-size="13pt" style:font-size-asian="13pt"/>
    </style:style>
    <style:style style:name="T10" style:family="text">
      <style:text-properties style:font-name="DejaVuSansMono" fo:font-size="13pt" officeooo:rsid="00164c2f" style:font-size-asian="13pt"/>
    </style:style>
    <style:style style:name="T11" style:family="text">
      <style:text-properties style:font-name="DejaVuSansMono" fo:font-size="13pt" officeooo:rsid="00239a58" style:font-size-asian="13pt"/>
    </style:style>
    <style:style style:name="T12" style:family="text">
      <style:text-properties style:font-name="DejaVuSansMono" fo:font-size="13pt" officeooo:rsid="0030fc82" style:font-size-asian="13pt"/>
    </style:style>
    <style:style style:name="T13" style:family="text">
      <style:text-properties style:font-name="DejaVuSansMono" fo:font-size="13pt" officeooo:rsid="009b9bf9" style:font-size-asian="13pt"/>
    </style:style>
    <style:style style:name="T14" style:family="text">
      <style:text-properties style:font-name="DejaVuSansMono" fo:font-size="13pt" fo:font-style="normal" officeooo:rsid="0021c55e" style:font-size-asian="13pt" style:font-style-asian="normal" style:font-style-complex="normal"/>
    </style:style>
    <style:style style:name="T15" style:family="text">
      <style:text-properties style:font-name="DejaVuSansMono" fo:font-size="11pt" style:font-size-asian="11pt"/>
    </style:style>
    <style:style style:name="T16" style:family="text">
      <style:text-properties style:font-name="DejaVuSansMono" officeooo:rsid="00534cdb"/>
    </style:style>
    <style:style style:name="T17" style:family="text">
      <style:text-properties style:font-name="DejaVuSansMono" officeooo:rsid="0010754e"/>
    </style:style>
    <style:style style:name="T18" style:family="text">
      <style:text-properties style:font-name="DejaVuSansMono" officeooo:rsid="001120aa"/>
    </style:style>
    <style:style style:name="T19" style:family="text">
      <style:text-properties style:font-name="DejaVuSansMono" officeooo:rsid="0051686a"/>
    </style:style>
    <style:style style:name="T20" style:family="text">
      <style:text-properties style:font-name="DejaVuSansMono" officeooo:rsid="000e2530"/>
    </style:style>
    <style:style style:name="T21" style:family="text">
      <style:text-properties style:font-name="DejaVuSansMono" officeooo:rsid="00b6ea73"/>
    </style:style>
    <style:style style:name="T22" style:family="text">
      <style:text-properties style:font-name="LiberationSerif"/>
    </style:style>
    <style:style style:name="T23" style:family="text">
      <style:text-properties style:font-name="LiberationSerif" fo:font-size="12pt" style:font-size-asian="12pt"/>
    </style:style>
    <style:style style:name="T24" style:family="text">
      <style:text-properties style:font-name="LiberationSerif" fo:font-size="12pt" officeooo:rsid="000e2530" style:font-size-asian="12pt"/>
    </style:style>
    <style:style style:name="T25" style:family="text">
      <style:text-properties style:font-name="LiberationSerif" fo:font-size="12pt" officeooo:rsid="000f6228" style:font-size-asian="12pt"/>
    </style:style>
    <style:style style:name="T26" style:family="text">
      <style:text-properties style:font-name="LiberationSerif" fo:font-size="12pt" officeooo:rsid="0018f927" style:font-size-asian="12pt"/>
    </style:style>
    <style:style style:name="T27" style:family="text">
      <style:text-properties style:font-name="LiberationSerif" fo:font-size="12pt" officeooo:rsid="001c29b9" style:font-size-asian="12pt"/>
    </style:style>
    <style:style style:name="T28" style:family="text">
      <style:text-properties style:font-name="LiberationSerif" fo:font-size="12pt" officeooo:rsid="0024ce37" style:font-size-asian="12pt"/>
    </style:style>
    <style:style style:name="T29" style:family="text">
      <style:text-properties style:font-name="LiberationSerif" fo:font-size="12pt" officeooo:rsid="0025200d" style:font-size-asian="12pt"/>
    </style:style>
    <style:style style:name="T30" style:family="text">
      <style:text-properties style:font-name="LiberationSerif" fo:font-size="12pt" officeooo:rsid="00262fd3" style:font-size-asian="12pt"/>
    </style:style>
    <style:style style:name="T31" style:family="text">
      <style:text-properties style:font-name="LiberationSerif" fo:font-size="12pt" officeooo:rsid="00280345" style:font-size-asian="12pt"/>
    </style:style>
    <style:style style:name="T32" style:family="text">
      <style:text-properties style:font-name="LiberationSerif" fo:font-size="12pt" officeooo:rsid="002b9e6f" style:font-size-asian="12pt"/>
    </style:style>
    <style:style style:name="T33" style:family="text">
      <style:text-properties style:font-name="LiberationSerif" fo:font-size="12pt" officeooo:rsid="002d6309" style:font-size-asian="12pt"/>
    </style:style>
    <style:style style:name="T34" style:family="text">
      <style:text-properties style:font-name="LiberationSerif" fo:font-size="12pt" officeooo:rsid="0034af0e" style:font-size-asian="12pt"/>
    </style:style>
    <style:style style:name="T35" style:family="text">
      <style:text-properties style:font-name="LiberationSerif" fo:font-size="12pt" officeooo:rsid="004ca8bd" style:font-size-asian="12pt"/>
    </style:style>
    <style:style style:name="T36" style:family="text">
      <style:text-properties style:font-name="LiberationSerif" fo:font-size="12pt" officeooo:rsid="005116a4" style:font-size-asian="12pt"/>
    </style:style>
    <style:style style:name="T37" style:family="text">
      <style:text-properties style:font-name="LiberationSerif" fo:font-size="12pt" officeooo:rsid="00534cdb" style:font-size-asian="12pt"/>
    </style:style>
    <style:style style:name="T38" style:family="text">
      <style:text-properties style:font-name="LiberationSerif" fo:font-size="12pt" officeooo:rsid="0055209d" style:font-size-asian="12pt"/>
    </style:style>
    <style:style style:name="T39" style:family="text">
      <style:text-properties style:font-name="LiberationSerif" fo:font-size="12pt" officeooo:rsid="0059221b" style:font-size-asian="12pt"/>
    </style:style>
    <style:style style:name="T40" style:family="text">
      <style:text-properties style:font-name="LiberationSerif" fo:font-size="12pt" officeooo:rsid="005c2add" style:font-size-asian="12pt"/>
    </style:style>
    <style:style style:name="T41" style:family="text">
      <style:text-properties style:font-name="LiberationSerif" fo:font-size="12pt" officeooo:rsid="00a3bef7" style:font-size-asian="12pt"/>
    </style:style>
    <style:style style:name="T42" style:family="text">
      <style:text-properties style:font-name="LiberationSerif" fo:font-size="12pt" officeooo:rsid="00b21d48" style:font-size-asian="12pt"/>
    </style:style>
    <style:style style:name="T43" style:family="text">
      <style:text-properties style:font-name="LiberationSerif" fo:font-size="12pt" officeooo:rsid="00b63ab8" style:font-size-asian="12pt"/>
    </style:style>
    <style:style style:name="T44" style:family="text">
      <style:text-properties style:font-name="LiberationSerif" fo:font-size="12pt" officeooo:rsid="00b8d639" style:font-size-asian="12pt"/>
    </style:style>
    <style:style style:name="T45" style:family="text">
      <style:text-properties style:font-name="LiberationSerif" fo:font-size="12pt" officeooo:rsid="00b98a61" style:font-size-asian="12pt"/>
    </style:style>
    <style:style style:name="T46" style:family="text">
      <style:text-properties style:font-name="LiberationSerif" fo:font-size="12pt" fo:font-style="italic" style:font-size-asian="12pt" style:font-style-asian="italic" style:font-style-complex="italic"/>
    </style:style>
    <style:style style:name="T47" style:family="text">
      <style:text-properties style:font-name="LiberationSerif" fo:font-size="12pt" fo:font-style="normal" style:font-size-asian="12pt" style:font-style-asian="normal" style:font-style-complex="normal"/>
    </style:style>
    <style:style style:name="T48" style:family="text">
      <style:text-properties style:font-name="LiberationSerif" fo:font-size="10pt" style:font-size-asian="10pt"/>
    </style:style>
    <style:style style:name="T49" style:family="text">
      <style:text-properties style:font-name="LiberationSerif" fo:font-size="10pt" officeooo:rsid="000e2530" style:font-size-asian="10pt"/>
    </style:style>
    <style:style style:name="T50" style:family="text">
      <style:text-properties style:font-name="LiberationSerif" fo:font-size="10pt" officeooo:rsid="000f6228" style:font-size-asian="10pt"/>
    </style:style>
    <style:style style:name="T51" style:family="text">
      <style:text-properties style:font-name="LiberationSerif" fo:font-size="10pt" officeooo:rsid="003316ee" style:font-size-asian="10pt"/>
    </style:style>
    <style:style style:name="T52" style:family="text">
      <style:text-properties style:font-name="LiberationSerif" fo:font-size="10pt" officeooo:rsid="0039cee9" style:font-size-asian="10pt"/>
    </style:style>
    <style:style style:name="T53" style:family="text">
      <style:text-properties style:font-name="LiberationSerif" fo:font-size="10pt" style:font-size-asian="10pt" style:font-size-complex="10pt"/>
    </style:style>
    <style:style style:name="T54" style:family="text">
      <style:text-properties style:font-name="LiberationSerif" fo:font-size="10pt" officeooo:rsid="000e2530" style:font-size-asian="10pt" style:font-size-complex="10pt"/>
    </style:style>
    <style:style style:name="T55" style:family="text">
      <style:text-properties style:font-name="LiberationSerif" fo:font-size="10pt" officeooo:rsid="005116a4" style:font-size-asian="10pt" style:font-size-complex="10pt"/>
    </style:style>
    <style:style style:name="T56" style:family="text">
      <style:text-properties style:font-name="LiberationSerif" fo:font-size="10pt" officeooo:rsid="00b8d639" style:font-size-asian="10pt"/>
    </style:style>
    <style:style style:name="T57" style:family="text">
      <style:text-properties style:font-name="LiberationSerif" fo:font-size="13pt" style:font-size-asian="13pt"/>
    </style:style>
    <style:style style:name="T58" style:family="text">
      <style:text-properties style:font-name="LiberationSerif" fo:font-size="13pt" officeooo:rsid="0010754e" style:font-size-asian="13pt"/>
    </style:style>
    <style:style style:name="T59" style:family="text">
      <style:text-properties style:font-name="LiberationSerif" fo:font-size="13pt" officeooo:rsid="001120aa" style:font-size-asian="13pt"/>
    </style:style>
    <style:style style:name="T60" style:family="text">
      <style:text-properties style:font-name="LiberationSerif" fo:font-size="13pt" officeooo:rsid="0012f9b9" style:font-size-asian="13pt"/>
    </style:style>
    <style:style style:name="T61" style:family="text">
      <style:text-properties style:font-name="LiberationSerif" fo:font-size="13pt" officeooo:rsid="001328c9" style:font-size-asian="13pt"/>
    </style:style>
    <style:style style:name="T62" style:family="text">
      <style:text-properties style:font-name="LiberationSerif" fo:font-size="13pt" officeooo:rsid="0018703b" style:font-size-asian="13pt"/>
    </style:style>
    <style:style style:name="T63" style:family="text">
      <style:text-properties style:font-name="LiberationSerif" fo:font-size="13pt" officeooo:rsid="001f9b9f" style:font-size-asian="13pt"/>
    </style:style>
    <style:style style:name="T64" style:family="text">
      <style:text-properties style:font-name="LiberationSerif" fo:font-size="13pt" officeooo:rsid="001fd7a0" style:font-size-asian="13pt"/>
    </style:style>
    <style:style style:name="T65" style:family="text">
      <style:text-properties style:font-name="LiberationSerif" fo:font-size="13pt" officeooo:rsid="00239a58" style:font-size-asian="13pt"/>
    </style:style>
    <style:style style:name="T66" style:family="text">
      <style:text-properties style:font-name="LiberationSerif" fo:font-size="13pt" officeooo:rsid="0023df08" style:font-size-asian="13pt"/>
    </style:style>
    <style:style style:name="T67" style:family="text">
      <style:text-properties style:font-name="LiberationSerif" fo:font-size="13pt" officeooo:rsid="0025200d" style:font-size-asian="13pt"/>
    </style:style>
    <style:style style:name="T68" style:family="text">
      <style:text-properties style:font-name="LiberationSerif" fo:font-size="13pt" officeooo:rsid="0030fc82" style:font-size-asian="13pt"/>
    </style:style>
    <style:style style:name="T69" style:family="text">
      <style:text-properties style:font-name="LiberationSerif" fo:font-size="13pt" officeooo:rsid="003fe020" style:font-size-asian="13pt"/>
    </style:style>
    <style:style style:name="T70" style:family="text">
      <style:text-properties style:font-name="LiberationSerif" fo:font-size="13pt" officeooo:rsid="00474feb" style:font-size-asian="13pt"/>
    </style:style>
    <style:style style:name="T71" style:family="text">
      <style:text-properties style:font-name="LiberationSerif" fo:font-size="13pt" officeooo:rsid="004ab475" style:font-size-asian="13pt"/>
    </style:style>
    <style:style style:name="T72" style:family="text">
      <style:text-properties style:font-name="LiberationSerif" fo:font-size="13pt" officeooo:rsid="007abbe2" style:font-size-asian="13pt"/>
    </style:style>
    <style:style style:name="T73" style:family="text">
      <style:text-properties style:font-name="LiberationSerif" fo:font-size="13pt" officeooo:rsid="007acfcf" style:font-size-asian="13pt"/>
    </style:style>
    <style:style style:name="T74" style:family="text">
      <style:text-properties style:font-name="LiberationSerif" fo:font-size="13pt" officeooo:rsid="009b9bf9" style:font-size-asian="13pt"/>
    </style:style>
    <style:style style:name="T75" style:family="text">
      <style:text-properties style:font-name="LiberationSerif" fo:font-size="13pt" officeooo:rsid="00c008b8" style:font-size-asian="13pt"/>
    </style:style>
    <style:style style:name="T76" style:family="text">
      <style:text-properties style:font-name="LiberationSerif" fo:font-size="13pt" fo:font-weight="normal" officeooo:rsid="003fe020" style:font-size-asian="13pt" style:font-weight-asian="normal" style:font-weight-complex="normal"/>
    </style:style>
    <style:style style:name="T77" style:family="text">
      <style:text-properties style:font-name="LiberationSerif" fo:font-size="13pt" fo:font-style="italic" fo:font-weight="bold" style:font-size-asian="13pt" style:font-style-asian="italic" style:font-weight-asian="bold" style:font-style-complex="italic" style:font-weight-complex="bold"/>
    </style:style>
    <style:style style:name="T78" style:family="text">
      <style:text-properties style:font-name="LiberationSerif" fo:font-size="13pt" fo:font-style="italic" fo:font-weight="bold" officeooo:rsid="006af454" style:font-size-asian="13pt" style:font-style-asian="italic" style:font-weight-asian="bold" style:font-style-complex="italic" style:font-weight-complex="bold"/>
    </style:style>
    <style:style style:name="T79" style:family="text">
      <style:text-properties style:font-name="LiberationSerif" fo:font-size="11pt" style:font-size-asian="11pt"/>
    </style:style>
    <style:style style:name="T80" style:family="text">
      <style:text-properties style:font-name="LiberationSerif" fo:font-size="11pt" officeooo:rsid="001328c9" style:font-size-asian="11pt"/>
    </style:style>
    <style:style style:name="T81" style:family="text">
      <style:text-properties style:font-name="LiberationSerif" fo:font-size="11pt" officeooo:rsid="0018a951" style:font-size-asian="11pt"/>
    </style:style>
    <style:style style:name="T82" style:family="text">
      <style:text-properties style:font-name="LiberationSerif" fo:font-size="11pt" officeooo:rsid="007acfcf" style:font-size-asian="11pt"/>
    </style:style>
    <style:style style:name="T83" style:family="text">
      <style:text-properties style:font-name="LiberationSerif" officeooo:rsid="0018f927"/>
    </style:style>
    <style:style style:name="T84" style:family="text">
      <style:text-properties style:font-name="LiberationSerif" officeooo:rsid="00534cdb"/>
    </style:style>
    <style:style style:name="T85" style:family="text">
      <style:text-properties style:font-name="LiberationSerif" officeooo:rsid="00814abd"/>
    </style:style>
    <style:style style:name="T86" style:family="text">
      <style:text-properties style:font-name="LiberationSerif" officeooo:rsid="00135003"/>
    </style:style>
    <style:style style:name="T87" style:family="text">
      <style:text-properties style:font-name="LiberationSerif" officeooo:rsid="0014edb5"/>
    </style:style>
    <style:style style:name="T88" style:family="text">
      <style:text-properties style:font-name="LiberationSerif" officeooo:rsid="00164c2f"/>
    </style:style>
    <style:style style:name="T89" style:family="text">
      <style:text-properties style:font-name="LiberationSerif" officeooo:rsid="0064a5fd"/>
    </style:style>
    <style:style style:name="T90" style:family="text">
      <style:text-properties style:font-name="LiberationSerif" style:text-underline-style="solid" style:text-underline-width="auto" style:text-underline-color="font-color" officeooo:rsid="00176280"/>
    </style:style>
    <style:style style:name="T91" style:family="text">
      <style:text-properties style:font-name="LiberationSerif" officeooo:rsid="00841036"/>
    </style:style>
    <style:style style:name="T92" style:family="text">
      <style:text-properties style:font-name="LiberationSerif" officeooo:rsid="00b8d639"/>
    </style:style>
    <style:style style:name="T93" style:family="text">
      <style:text-properties style:font-name="LiberationSerif" officeooo:rsid="000f6228"/>
    </style:style>
    <style:style style:name="T94" style:family="text">
      <style:text-properties style:font-name="LiberationSerif" officeooo:rsid="000e2530"/>
    </style:style>
    <style:style style:name="T95" style:family="text">
      <style:text-properties style:font-name="LiberationSerif" officeooo:rsid="0039cee9"/>
    </style:style>
    <style:style style:name="T96" style:family="text">
      <style:text-properties style:font-name="LiberationSerif" officeooo:rsid="005116a4"/>
    </style:style>
    <style:style style:name="T97" style:family="text">
      <style:text-properties style:font-name="DejaVuSansMono-Bold" fo:font-size="13pt" fo:font-weight="bold" style:font-size-asian="13pt" style:font-weight-asian="bold"/>
    </style:style>
    <style:style style:name="T98" style:family="text">
      <style:text-properties style:font-name="LiberationSerif-Bold" fo:font-size="13pt" fo:font-weight="bold" style:font-size-asian="13pt" style:font-weight-asian="bold"/>
    </style:style>
    <style:style style:name="T99" style:family="text">
      <style:text-properties style:font-name="LiberationSerif-Bold" fo:font-size="12pt" fo:font-weight="bold" style:font-size-asian="12pt" style:font-weight-asian="bold"/>
    </style:style>
    <style:style style:name="T100" style:family="text">
      <style:text-properties style:font-name="OpenSymbol1" fo:font-size="13pt" style:font-size-asian="13pt"/>
    </style:style>
    <style:style style:name="T101" style:family="text">
      <style:text-properties style:font-name="OpenSymbol1" fo:font-size="13pt" fo:font-style="italic" style:font-size-asian="13pt" style:font-style-asian="italic"/>
    </style:style>
    <style:style style:name="T102" style:family="text">
      <style:text-properties style:font-name="OpenSymbol1" fo:font-size="12pt" style:font-size-asian="12pt"/>
    </style:style>
    <style:style style:name="T103" style:family="text">
      <style:text-properties style:font-name="LiberationSerif-Italic" fo:font-size="12pt" fo:font-style="italic" style:font-size-asian="12pt" style:font-style-asian="italic"/>
    </style:style>
    <style:style style:name="T104" style:family="text">
      <style:text-properties style:font-name="LiberationSerif-Italic" fo:font-size="13pt" fo:font-style="italic" style:font-size-asian="13pt" style:font-style-asian="italic"/>
    </style:style>
    <style:style style:name="T105" style:family="text">
      <style:text-properties style:font-name="LiberationSerif-Italic" fo:font-size="13pt" fo:font-style="italic" officeooo:rsid="00583463" style:font-size-asian="13pt" style:font-style-asian="italic"/>
    </style:style>
    <style:style style:name="T106" style:family="text">
      <style:text-properties style:font-name="LiberationSerif-Italic" fo:font-size="10pt" fo:font-style="italic" style:font-size-asian="10pt" style:font-style-asian="italic"/>
    </style:style>
    <style:style style:name="T107" style:family="text">
      <style:text-properties style:font-name="DejaVuSansMono-Oblique" fo:font-size="13pt" fo:font-style="italic" style:font-size-asian="13pt" style:font-style-asian="italic"/>
    </style:style>
    <style:style style:name="T108" style:family="text">
      <style:text-properties style:font-name="LiberationSerif1" fo:font-size="12pt" style:font-size-asian="12pt"/>
    </style:style>
    <style:style style:name="T109" style:family="text">
      <style:text-properties style:font-name="LiberationSerif1" fo:font-size="12pt" officeooo:rsid="000f6228" style:font-size-asian="12pt"/>
    </style:style>
    <style:style style:name="T110" style:family="text">
      <style:text-properties style:font-name="LiberationSerif1" fo:font-size="12pt" officeooo:rsid="0034af0e" style:font-size-asian="12pt"/>
    </style:style>
    <style:style style:name="T111" style:family="text">
      <style:text-properties style:font-name="Liberationserif" fo:font-size="12pt" style:font-size-asian="12pt" style:font-size-complex="12pt"/>
    </style:style>
    <style:style style:name="T112" style:family="text">
      <style:text-properties style:font-name="Liberationserif" fo:font-size="12pt" officeooo:rsid="001fd7a0" style:font-size-asian="12pt" style:font-size-complex="12pt"/>
    </style:style>
    <style:style style:name="T113" style:family="text">
      <style:text-properties officeooo:rsid="003df601"/>
    </style:style>
    <style:style style:name="T114" style:family="text">
      <style:text-properties officeooo:rsid="003fe020"/>
    </style:style>
    <style:style style:name="T115" style:family="text">
      <style:text-properties fo:font-weight="normal" officeooo:rsid="003fe020" style:font-weight-asian="normal" style:font-weight-complex="normal"/>
    </style:style>
    <style:style style:name="T116" style:family="text">
      <style:text-properties style:font-name="DejaVusansmono" fo:font-size="13pt" fo:font-weight="normal" style:font-size-asian="13pt" style:font-weight-asian="normal" style:font-weight-complex="normal"/>
    </style:style>
    <style:style style:name="T117" style:family="text">
      <style:text-properties style:font-name="DejaVusansmono" fo:font-size="13pt" fo:font-weight="normal" officeooo:rsid="003fe020" style:font-size-asian="13pt" style:font-weight-asian="normal" style:font-weight-complex="normal"/>
    </style:style>
    <style:style style:name="T118" style:family="text">
      <style:text-properties style:font-name="DejaVusansmono" fo:font-weight="normal" style:font-weight-asian="normal" style:font-weight-complex="normal"/>
    </style:style>
    <style:style style:name="T119" style:family="text">
      <style:text-properties style:font-name="DejaVusansmono" fo:font-weight="normal" officeooo:rsid="003fe020" style:font-weight-asian="normal" style:font-weight-complex="normal"/>
    </style:style>
    <style:style style:name="T120" style:family="text">
      <style:text-properties style:font-name="DejaVusansmono" fo:font-weight="normal" officeooo:rsid="004212c1" style:font-weight-asian="normal" style:font-weight-complex="normal"/>
    </style:style>
    <style:style style:name="T121" style:family="text">
      <style:text-properties officeooo:rsid="00474feb"/>
    </style:style>
    <style:style style:name="T122" style:family="text">
      <style:text-properties officeooo:rsid="00491bce"/>
    </style:style>
    <style:style style:name="T123" style:family="text">
      <style:text-properties officeooo:rsid="004ca8bd"/>
    </style:style>
    <style:style style:name="T124" style:family="text"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T125" style:family="text">
      <style:text-properties fo:font-variant="normal" fo:text-transform="none" fo:color="#000000" fo:font-size="8pt" fo:letter-spacing="normal" style:font-size-asian="8pt" style:font-size-complex="8pt"/>
    </style:style>
    <style:style style:name="T126" style:family="text">
      <style:text-properties fo:font-variant="normal" fo:text-transform="none" style:font-name="Times New Roman" fo:font-size="8pt" fo:letter-spacing="normal" fo:font-style="normal" fo:font-weight="normal" style:font-size-asian="8pt" style:font-size-complex="8pt"/>
    </style:style>
    <style:style style:name="T127" style:family="text">
      <style:text-properties fo:font-variant="normal" fo:text-transform="none" fo:font-size="8pt" fo:letter-spacing="normal" style:font-size-asian="8pt" style:font-size-complex="8pt"/>
    </style:style>
    <style:style style:name="T128" style:family="text">
      <style:text-properties fo:font-size="8pt" style:font-size-asian="8pt" style:font-size-complex="8pt"/>
    </style:style>
    <style:style style:name="T129" style:family="text">
      <style:text-properties officeooo:rsid="005d03db"/>
    </style:style>
    <style:style style:name="T130" style:family="text">
      <style:text-properties officeooo:rsid="005ee71b"/>
    </style:style>
    <style:style style:name="T131" style:family="text">
      <style:text-properties officeooo:rsid="0068a86a"/>
    </style:style>
    <style:style style:name="T132" style:family="text">
      <style:text-properties officeooo:rsid="006af454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7024e8" style:font-style-asian="italic" style:font-style-complex="italic"/>
    </style:style>
    <style:style style:name="T135" style:family="text">
      <style:text-properties fo:font-style="italic" officeooo:rsid="009dcd52" style:font-style-asian="italic" style:font-style-complex="italic"/>
    </style:style>
    <style:style style:name="T1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7" style:family="text">
      <style:text-properties officeooo:rsid="007024e8"/>
    </style:style>
    <style:style style:name="T138" style:family="text">
      <style:text-properties style:font-name="Courier New" officeooo:rsid="007024e8"/>
    </style:style>
    <style:style style:name="T139" style:family="text">
      <style:text-properties style:font-name="Courier New" fo:font-size="13pt" style:font-size-asian="13pt"/>
    </style:style>
    <style:style style:name="T140" style:family="text">
      <style:text-properties officeooo:rsid="0073acfe"/>
    </style:style>
    <style:style style:name="T141" style:family="text">
      <style:text-properties officeooo:rsid="007442e5"/>
    </style:style>
    <style:style style:name="T142" style:family="text">
      <style:text-properties officeooo:rsid="00780601"/>
    </style:style>
    <style:style style:name="T143" style:family="text">
      <style:text-properties officeooo:rsid="0088a295"/>
    </style:style>
    <style:style style:name="T144" style:family="text">
      <style:text-properties style:font-name="Liberation Sans" fo:font-size="14pt" fo:font-style="italic" fo:font-weight="bold" officeooo:rsid="0088a29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45" style:family="text">
      <style:text-properties officeooo:rsid="008a96ad"/>
    </style:style>
    <style:style style:name="T146" style:family="text">
      <style:text-properties officeooo:rsid="009dcd52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fo:font-style="normal" officeooo:rsid="007024e8" style:font-style-asian="normal" style:font-style-complex="normal"/>
    </style:style>
    <style:style style:name="T149" style:family="text">
      <style:text-properties fo:font-size="11pt" style:font-size-asian="11pt"/>
    </style:style>
    <style:style style:name="T150" style:family="text">
      <style:text-properties officeooo:rsid="00a0038e"/>
    </style:style>
    <style:style style:name="T151" style:family="text">
      <style:text-properties style:font-name="Courier New"/>
    </style:style>
    <style:style style:name="T152" style:family="text">
      <style:text-properties style:font-name="Courier New" fo:font-size="12pt" style:font-size-asian="12pt" style:font-size-complex="12pt"/>
    </style:style>
    <style:style style:name="T153" style:family="text">
      <style:text-properties style:font-name="Courier New" fo:background-color="#dddddd" loext:char-shading-value="0"/>
    </style:style>
    <style:style style:name="T154" style:family="text">
      <style:text-properties style:font-name="Courier New" officeooo:rsid="00b6ea73"/>
    </style:style>
    <style:style style:name="T155" style:family="text">
      <style:text-properties style:font-name="Courier New" fo:font-size="10pt" officeooo:rsid="00b6ea73" style:font-size-asian="10pt" style:font-size-complex="10pt"/>
    </style:style>
    <style:style style:name="T156" style:family="text">
      <style:text-properties style:font-name="Courier New" officeooo:rsid="000e2530"/>
    </style:style>
    <style:style style:name="T157" style:family="text">
      <style:text-properties fo:font-size="12pt" style:font-size-asian="12pt"/>
    </style:style>
    <style:style style:name="T158" style:family="text">
      <style:text-properties fo:font-size="12pt" style:font-size-asian="12pt" style:font-size-complex="12pt"/>
    </style:style>
    <style:style style:name="T159" style:family="text">
      <style:text-properties fo:font-size="12pt" officeooo:rsid="00a0038e" style:font-size-asian="12pt" style:font-size-complex="12pt"/>
    </style:style>
    <style:style style:name="T160" style:family="text">
      <style:text-properties fo:font-size="12pt" officeooo:rsid="001c29b9" style:font-size-asian="12pt"/>
    </style:style>
    <style:style style:name="T161" style:family="text">
      <style:text-properties officeooo:rsid="00a65469"/>
    </style:style>
    <style:style style:name="T162" style:family="text">
      <style:text-properties officeooo:rsid="00a7bd89"/>
    </style:style>
    <style:style style:name="T163" style:family="text">
      <style:text-properties officeooo:rsid="00b6ea73"/>
    </style:style>
    <style:style style:name="T164" style:family="text">
      <style:text-properties officeooo:rsid="00b8d639"/>
    </style:style>
    <style:style style:name="T165" style:family="text">
      <style:text-properties officeooo:rsid="000f6228"/>
    </style:style>
    <style:style style:name="T166" style:family="text">
      <style:text-properties officeooo:rsid="000e2530"/>
    </style:style>
    <style:style style:name="T167" style:family="text">
      <style:text-properties officeooo:rsid="0039cee9"/>
    </style:style>
    <style:style style:name="T168" style:family="text">
      <style:text-properties style:font-name="LiberationSerif1"/>
    </style:style>
    <style:style style:name="T169" style:family="text">
      <style:text-properties style:font-name="LiberationSerif1" officeooo:rsid="005116a4"/>
    </style:style>
    <style:style style:name="T170" style:family="text">
      <style:text-properties style:font-name="LiberationSerif1" fo:font-size="12pt" style:font-size-asian="12pt"/>
    </style:style>
    <style:style style:name="T171" style:family="text">
      <style:text-properties officeooo:rsid="00bec062"/>
    </style:style>
    <style:style style:name="T172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Mémo Linux</text:p>
      <text:p text:style-name="P45">v <text:span text:style-name="T130">4</text:span>.<text:span text:style-name="T129">2</text:span></text:p>
      <text:p text:style-name="P45"/>
      <text:p text:style-name="P45"/>
      <text:p text:style-name="P45"/>
      <text:p text:style-name="P59"><text:span text:style-name="T127"><draw:a xlink:type="simple" xlink:href="http://creativecommons.org/licenses/by/4.0/"><draw:frame draw:style-name="fr1" draw:name="Image1" text:anchor-type="as-char" svg:width="2.17cm" svg:height="0.45cm" draw:z-index="0"><draw:image xlink:href="Pictures/10000000000000500000000F11C0066726A98B6D.png" xlink:type="simple" xlink:show="embed" xlink:actuate="onLoad" loext:mime-type="image/png"/><svg:title>Licence Creative Commons</svg:title></draw:frame></draw:a></text:span><text:span text:style-name="T128"><text:line-break/></text:span><text:span text:style-name="T124">Mémo Linux</text:span><text:span text:style-name="T125"> </text:span><text:span text:style-name="T124">de </text:span><text:a xlink:type="simple" xlink:href="https://github.com/michaelguedj/ens__scripts_systemes" text:style-name="Internet_20_link" text:visited-style-name="Visited_20_Internet_20_Link"><text:span text:style-name="T126">Dr Michaël GUEDJ</text:span></text:a><text:span text:style-name="T125"> </text:span><text:span text:style-name="T124">est mis à disposition selon les termes de la </text:span><text:a xlink:type="simple" xlink:href="http://creativecommons.org/licenses/by/4.0/" text:style-name="Internet_20_link" text:visited-style-name="Visited_20_Internet_20_Link"><text:span text:style-name="T126">licence Creative Commons Attribution 4.0 International</text:span></text:a><text:span text:style-name="T124">.</text:span><text:span text:style-name="T128"><text:line-break/></text:span><text:span text:style-name="T124">Fondé(e) sur une œuvre à </text:span><text:a xlink:type="simple" xlink:href="https://github.com/michaelguedj/ens__scripts_systemes" text:style-name="Internet_20_link" text:visited-style-name="Visited_20_Internet_20_Link"><text:span text:style-name="T126">https://github.com/michaelguedj/ens__scripts_systemes</text:span></text:a><text:span text:style-name="T124">.</text:span></text:p>
      <text:p text:style-name="P60"/>
      <text:p text:style-name="P60"/>
      <text:p text:style-name="P60"/>
      <text:p text:style-name="P60"/>
      <text:table-of-content text:style-name="Sect1" text:protected="true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2"><text:a xlink:type="simple" xlink:href="#__RefHeading___Toc60023_3296257915" text:style-name="Index_20_Link" text:visited-style-name="Index_20_Link">1– Commandes Linux<text:tab/>2</text:a></text:p>
          <text:p text:style-name="P72"><text:a xlink:type="simple" xlink:href="#__RefHeading___Toc60033_3296257915" text:style-name="Index_20_Link" text:visited-style-name="Index_20_Link">2– Droits<text:tab/>4</text:a></text:p>
          <text:p text:style-name="P72"><text:a xlink:type="simple" xlink:href="#__RefHeading___Toc60035_3296257915" text:style-name="Index_20_Link" text:visited-style-name="Index_20_Link">3– Gestion des utilisateurs<text:tab/>6</text:a></text:p>
          <text:p text:style-name="P72"><text:a xlink:type="simple" xlink:href="#__RefHeading___Toc60037_3296257915" text:style-name="Index_20_Link" text:visited-style-name="Index_20_Link">4– Scripts Bash<text:tab/>8</text:a></text:p>
          <text:p text:style-name="P72"><text:a xlink:type="simple" xlink:href="#__RefHeading___Toc75998_3296257915" text:style-name="Index_20_Link" text:visited-style-name="Index_20_Link">5– Expressions régulières (ou expressions rationnelles)<text:tab/>12</text:a></text:p>
          <text:p text:style-name="P72"><text:a xlink:type="simple" xlink:href="#__RefHeading___Toc76000_3296257915" text:style-name="Index_20_Link" text:visited-style-name="Index_20_Link">6– grep<text:tab/>14</text:a></text:p>
          <text:p text:style-name="P72"><text:a xlink:type="simple" xlink:href="#__RefHeading___Toc76002_3296257915" text:style-name="Index_20_Link" text:visited-style-name="Index_20_Link">7– find<text:tab/>15</text:a></text:p>
          <text:p text:style-name="P72"><text:a xlink:type="simple" xlink:href="#__RefHeading___Toc76004_3296257915" text:style-name="Index_20_Link" text:visited-style-name="Index_20_Link">8– sed<text:tab/>16</text:a></text:p>
          <text:p text:style-name="P72"><text:a xlink:type="simple" xlink:href="#__RefHeading___Toc76006_3296257915" text:style-name="Index_20_Link" text:visited-style-name="Index_20_Link">9– awk<text:tab/>17</text:a></text:p>
          <text:p text:style-name="P72"><text:a xlink:type="simple" xlink:href="#__RefHeading___Toc60167_3296257915" text:style-name="Index_20_Link" text:visited-style-name="Index_20_Link">10– Divers<text:tab/>18</text:a></text:p>
        </text:index-body>
      </text:table-of-content>
      <text:p text:style-name="P60"/>
      <text:p text:style-name="P60"/>
      <text:h text:style-name="Heading_20_1" text:outline-level="1"><text:bookmark-start text:name="__RefHeading___Toc60023_3296257915"/>Commandes Linux<text:bookmark-end text:name="__RefHeading___Toc60023_3296257915"/></text:h>
      <text:h text:style-name="Heading_20_2" text:outline-level="2"><text:bookmark-start text:name="__RefHeading___Toc60025_3296257915"/>Commandes de bases<text:bookmark-end text:name="__RefHeading___Toc60025_3296257915"/></text:h>
      <table:table table:name="Tableau13" table:style-name="Tableau13">
        <table:table-column table:style-name="Tableau13.A" table:number-columns-repeated="2"/>
        <table:table-row>
          <table:table-cell table:style-name="Tableau13.A1" office:value-type="string">
            <text:p text:style-name="_5f_ensTP_5f__5f_Code">mkdir toto</text:p>
          </table:table-cell>
          <table:table-cell table:style-name="Tableau13.B1" office:value-type="string">
            <text:p text:style-name="P86"><text:span text:style-name="T43">C</text:span><text:span text:style-name="T24">réer</text:span><text:span text:style-name="T23"> le </text:span><text:span text:style-name="T24">répertoire</text:span><text:span text:style-name="T23"> </text:span><text:span text:style-name="T2">toto</text:span></text:p>
          </table:table-cell>
        </table:table-row>
        <table:table-row>
          <table:table-cell table:style-name="Tableau13.A2" office:value-type="string">
            <text:p text:style-name="_5f_ensTP_5f__5f_Code">cd toto</text:p>
          </table:table-cell>
          <table:table-cell table:style-name="Tableau13.B2" office:value-type="string">
            <text:p text:style-name="P86"><text:span text:style-name="T43">E</text:span><text:span text:style-name="T23">ntre dans le </text:span><text:span text:style-name="T24">répertoire</text:span><text:span text:style-name="T23"> </text:span><text:span text:style-name="T2">toto</text:span></text:p>
          </table:table-cell>
        </table:table-row>
        <table:table-row>
          <table:table-cell table:style-name="Tableau13.A2" office:value-type="string">
            <text:p text:style-name="_5f_ensTP_5f__5f_Code">cd ..</text:p>
          </table:table-cell>
          <table:table-cell table:style-name="Tableau13.B2" office:value-type="string">
            <text:p text:style-name="P86"><text:span text:style-name="T43">E</text:span><text:span text:style-name="T23">ntre dans le </text:span><text:span text:style-name="T24">répertoire</text:span><text:span text:style-name="T23"> p</text:span><text:span text:style-name="T24">ar</text:span><text:span text:style-name="T42">e</text:span><text:span text:style-name="T24">nt</text:span></text:p>
          </table:table-cell>
        </table:table-row>
        <table:table-row>
          <table:table-cell table:style-name="Tableau13.A2" office:value-type="string">
            <text:p text:style-name="_5f_ensTP_5f__5f_Code">cd ~</text:p>
          </table:table-cell>
          <table:table-cell table:style-name="Tableau13.B2" office:value-type="string">
            <text:p text:style-name="P86"><text:span text:style-name="T43">E</text:span><text:span text:style-name="T23">ntre dans le </text:span><text:span text:style-name="T24">répertoire</text:span><text:span text:style-name="T23"> d’accueil</text:span></text:p>
          </table:table-cell>
        </table:table-row>
        <table:table-row>
          <table:table-cell table:style-name="Tableau13.A2" office:value-type="string">
            <text:p text:style-name="_5f_ensTP_5f__5f_Code">touch a b c</text:p>
          </table:table-cell>
          <table:table-cell table:style-name="Tableau13.B2" office:value-type="string">
            <text:p text:style-name="P86"><text:span text:style-name="T24">Créer</text:span><text:span text:style-name="T23"> les fichiers </text:span><text:span text:style-name="T2">a</text:span><text:span text:style-name="T23">, </text:span><text:span text:style-name="T2">b </text:span><text:span text:style-name="T23">et </text:span><text:span text:style-name="T2">c</text:span></text:p>
          </table:table-cell>
        </table:table-row>
        <table:table-row>
          <table:table-cell table:style-name="Tableau13.A2" office:value-type="string">
            <text:p text:style-name="_5f_ensTP_5f__5f_Code">echo "blabla" &gt; toto</text:p>
          </table:table-cell>
          <table:table-cell table:style-name="Tableau13.B2" office:value-type="string">
            <text:p text:style-name="P92"><text:span text:style-name="T94">Créer</text:span><text:span text:style-name="T22"> le fichier </text:span><text:span text:style-name="T1">toto </text:span><text:span text:style-name="T96">(s’il n’existe pas) </text:span><text:span text:style-name="T169">c</text:span><text:span text:style-name="T168">ontenant le texte « blabla »</text:span></text:p>
          </table:table-cell>
        </table:table-row>
        <table:table-row>
          <table:table-cell table:style-name="Tableau13.A2" office:value-type="string">
            <text:p text:style-name="_5f_ensTP_5f__5f_Code">ls</text:p>
          </table:table-cell>
          <table:table-cell table:style-name="Tableau13.B2" office:value-type="string">
            <text:p text:style-name="P86"><text:span text:style-name="T43">A</text:span><text:span text:style-name="T23">ffiche le contenu du </text:span><text:span text:style-name="T24">répertoire</text:span><text:span text:style-name="T23"> courant</text:span></text:p>
          </table:table-cell>
        </table:table-row>
        <table:table-row>
          <table:table-cell table:style-name="Tableau13.A2" office:value-type="string">
            <text:p text:style-name="_5f_ensTP_5f__5f_Code">ls *.py </text:p>
          </table:table-cell>
          <table:table-cell table:style-name="Tableau13.B2" office:value-type="string">
            <text:p text:style-name="P86"><text:span text:style-name="T43">I</text:span><text:span text:style-name="T23">dem mais </text:span><text:span text:style-name="T24">n’</text:span><text:span text:style-name="T23">affiche que les fichiers </text:span><text:span text:style-name="T25">d’</text:span><text:span text:style-name="T23">extension</text:span><text:span text:style-name="T108"> « .py »</text:span></text:p>
          </table:table-cell>
        </table:table-row>
        <table:table-row>
          <table:table-cell table:style-name="Tableau13.A2" office:value-type="string">
            <text:p text:style-name="_5f_ensTP_5f__5f_Code">ls -a</text:p>
          </table:table-cell>
          <table:table-cell table:style-name="Tableau13.B2" office:value-type="string">
            <text:p text:style-name="P86"><text:span text:style-name="T43">I</text:span><text:span text:style-name="T23">dem que </text:span><text:span text:style-name="T2">ls </text:span><text:span text:style-name="T23">+ affiche les </text:span><text:span text:style-name="T25">éléments</text:span><text:span text:style-name="T23"> caches</text:span></text:p>
          </table:table-cell>
        </table:table-row>
        <table:table-row>
          <table:table-cell table:style-name="Tableau13.A2" office:value-type="string">
            <text:p text:style-name="_5f_ensTP_5f__5f_Code">ls -l</text:p>
          </table:table-cell>
          <table:table-cell table:style-name="Tableau13.B2" office:value-type="string">
            <text:p text:style-name="P86"><text:span text:style-name="T43">I</text:span><text:span text:style-name="T23">dem que </text:span><text:span text:style-name="T2">ls </text:span><text:span text:style-name="T23">+ affiche les droits :</text:span></text:p>
            <text:p text:style-name="P94"><text:span text:style-name="T25">propriétaire</text:span><text:span text:style-name="T23"> + groupe + autre</text:span></text:p>
          </table:table-cell>
        </table:table-row>
        <table:table-row>
          <table:table-cell table:style-name="Tableau13.A2" office:value-type="string">
            <text:p text:style-name="_5f_ensTP_5f__5f_Code">ls toto/</text:p>
          </table:table-cell>
          <table:table-cell table:style-name="Tableau13.B2" office:value-type="string">
            <text:p text:style-name="P86"><text:span text:style-name="T43">A</text:span><text:span text:style-name="T23">ffiche le contenu de </text:span><text:span text:style-name="T2">toto/</text:span></text:p>
          </table:table-cell>
        </table:table-row>
        <table:table-row>
          <table:table-cell table:style-name="Tableau13.A2" office:value-type="string">
            <text:p text:style-name="_5f_ensTP_5f__5f_Code">rmdir toto/</text:p>
          </table:table-cell>
          <table:table-cell table:style-name="Tableau13.B2" office:value-type="string">
            <text:p text:style-name="P87"><text:span text:style-name="T43">E</text:span><text:span text:style-name="T23">fface </text:span><text:span text:style-name="T2">toto/ </text:span><text:span text:style-name="T109">s’</text:span><text:span text:style-name="T108">i</text:span><text:span text:style-name="T23">l est vide</text:span></text:p>
          </table:table-cell>
        </table:table-row>
        <table:table-row>
          <table:table-cell table:style-name="Tableau13.A2" office:value-type="string">
            <text:p text:style-name="_5f_ensTP_5f__5f_Code">rm -r toto/</text:p>
          </table:table-cell>
          <table:table-cell table:style-name="Tableau13.B2" office:value-type="string">
            <text:p text:style-name="P87"><text:span text:style-name="T43">E</text:span><text:span text:style-name="T23">fface le </text:span><text:span text:style-name="T25">répertoire</text:span><text:span text:style-name="T23"> </text:span><text:span text:style-name="T2">toto/</text:span></text:p>
          </table:table-cell>
        </table:table-row>
        <table:table-row>
          <table:table-cell table:style-name="Tableau13.A2" office:value-type="string">
            <text:p text:style-name="_5f_ensTP_5f__5f_Code">rm -r *</text:p>
          </table:table-cell>
          <table:table-cell table:style-name="Tableau13.B2" office:value-type="string">
            <text:p text:style-name="P87"><text:span text:style-name="T43">E</text:span><text:span text:style-name="T23">fface le </text:span><text:span text:style-name="T25">répertoire</text:span><text:span text:style-name="T23"> courant</text:span></text:p>
          </table:table-cell>
        </table:table-row>
        <table:table-row>
          <table:table-cell table:style-name="Tableau13.A2" office:value-type="string">
            <text:p text:style-name="_5f_ensTP_5f__5f_Code">rm a.txt</text:p>
          </table:table-cell>
          <table:table-cell table:style-name="Tableau13.B2" office:value-type="string">
            <text:p text:style-name="P87"><text:span text:style-name="T43">E</text:span><text:span text:style-name="T23">fface le fichier </text:span><text:span text:style-name="T2">a.txt</text:span></text:p>
          </table:table-cell>
        </table:table-row>
        <table:table-row>
          <table:table-cell table:style-name="Tableau13.A2" office:value-type="string">
            <text:p text:style-name="_5f_ensTP_5f__5f_Code">cp a.txt b.txt</text:p>
          </table:table-cell>
          <table:table-cell table:style-name="Tableau13.B2" office:value-type="string">
            <text:p text:style-name="P87"><text:span text:style-name="T43">C</text:span><text:span text:style-name="T23">opie </text:span><text:span text:style-name="T2">a.txt </text:span><text:span text:style-name="T23">sous le nom </text:span><text:span text:style-name="T2">b.txt</text:span></text:p>
          </table:table-cell>
        </table:table-row>
        <table:table-row>
          <table:table-cell table:style-name="Tableau13.A2" office:value-type="string">
            <text:p text:style-name="_5f_ensTP_5f__5f_Code">cp -r a/ b/</text:p>
          </table:table-cell>
          <table:table-cell table:style-name="Tableau13.B2" office:value-type="string">
            <text:p text:style-name="P87"><text:span text:style-name="T43">C</text:span><text:span text:style-name="T23">opie </text:span><text:span text:style-name="T2">a/ </text:span><text:span text:style-name="T23">sous le nom </text:span><text:span text:style-name="T2">b/</text:span></text:p>
          </table:table-cell>
        </table:table-row>
        <table:table-row>
          <table:table-cell table:style-name="Tableau13.A2" office:value-type="string">
            <text:p text:style-name="_5f_ensTP_5f__5f_Code">mv a.txt b/</text:p>
          </table:table-cell>
          <table:table-cell table:style-name="Tableau13.B2" office:value-type="string">
            <text:p text:style-name="P87"><text:span text:style-name="T25">Déplace</text:span><text:span text:style-name="T23"> </text:span><text:span text:style-name="T2">a.txt </text:span><text:span text:style-name="T23">dans </text:span><text:span text:style-name="T2">b/</text:span></text:p>
          </table:table-cell>
        </table:table-row>
        <table:table-row>
          <table:table-cell table:style-name="Tableau13.A2" office:value-type="string">
            <text:p text:style-name="_5f_ensTP_5f__5f_Code">mv a/ b/</text:p>
          </table:table-cell>
          <table:table-cell table:style-name="Tableau13.B2" office:value-type="string">
            <text:p text:style-name="P88"><text:span text:style-name="T25">Déplace</text:span><text:span text:style-name="T23"> </text:span><text:span text:style-name="T2">a/ </text:span><text:span text:style-name="T23">dans </text:span><text:span text:style-name="T2">b/ </text:span><text:span text:style-name="T23">(on suppose que </text:span><text:span text:style-name="T2">b/ </text:span><text:span text:style-name="T108">existe)</text:span></text:p>
          </table:table-cell>
        </table:table-row>
        <table:table-row>
          <table:table-cell table:style-name="Tableau13.A2" office:value-type="string">
            <text:p text:style-name="_5f_ensTP_5f__5f_Code">mv a.txt b.txt</text:p>
          </table:table-cell>
          <table:table-cell table:style-name="Tableau13.B2" office:value-type="string">
            <text:p text:style-name="P88"><text:span text:style-name="T43">R</text:span><text:span text:style-name="T23">enomme </text:span><text:span text:style-name="T2">a.txt </text:span><text:span text:style-name="T23">en </text:span><text:span text:style-name="T2">b.txt</text:span></text:p>
          </table:table-cell>
        </table:table-row>
        <table:table-row>
          <table:table-cell table:style-name="Tableau13.A2" office:value-type="string">
            <text:p text:style-name="_5f_ensTP_5f__5f_Code">mv a/ b/</text:p>
          </table:table-cell>
          <table:table-cell table:style-name="Tableau13.B2" office:value-type="string">
            <text:p text:style-name="P88"><text:span text:style-name="T43">R</text:span><text:span text:style-name="T23">enomme </text:span><text:span text:style-name="T2">a/ </text:span><text:span text:style-name="T23">en </text:span><text:span text:style-name="T2">b/ </text:span><text:span text:style-name="T23">(ici on suppose que </text:span><text:span text:style-name="T2">b/ </text:span><text:span text:style-name="T109">n’</text:span><text:span text:style-name="T108">existe pas)</text:span></text:p>
          </table:table-cell>
        </table:table-row>
        <table:table-row>
          <table:table-cell table:style-name="Tableau13.A2" office:value-type="string">
            <text:p text:style-name="_5f_ensTP_5f__5f_Code">cat a.txt</text:p>
          </table:table-cell>
          <table:table-cell table:style-name="Tableau13.B2" office:value-type="string">
            <text:p text:style-name="P88"><text:span text:style-name="T43">A</text:span><text:span text:style-name="T23">ffiche le contenu du fichier </text:span><text:span text:style-name="T2">a.txt</text:span></text:p>
          </table:table-cell>
        </table:table-row>
        <table:table-row>
          <table:table-cell table:style-name="Tableau13.A2" office:value-type="string">
            <text:p text:style-name="_5f_ensTP_5f__5f_Code">tree</text:p>
          </table:table-cell>
          <table:table-cell table:style-name="Tableau13.B2" office:value-type="string">
            <text:p text:style-name="P88"><text:span text:style-name="T43">A</text:span><text:span text:style-name="T23">ffiche </text:span><text:span text:style-name="T25">l’</text:span><text:span text:style-name="T23">arborescence de racine le </text:span><text:span text:style-name="T25">répertoire</text:span><text:span text:style-name="T23"> courant </text:span><text:span text:style-name="T36">(</text:span><text:span text:style-name="T25">c’est-à-dire</text:span><text:span text:style-name="T23"> le </text:span><text:span text:style-name="T25">répertoire</text:span><text:span text:style-name="T23"> "</text:span><text:span text:style-name="T2">.</text:span><text:span text:style-name="T23">"</text:span><text:span text:style-name="T36">)</text:span></text:p>
          </table:table-cell>
        </table:table-row>
        <table:table-row>
          <table:table-cell table:style-name="Tableau13.A2" office:value-type="string">
            <text:p text:style-name="_5f_ensTP_5f__5f_Code">tree toto/</text:p>
          </table:table-cell>
          <table:table-cell table:style-name="Tableau13.B2" office:value-type="string">
            <text:p text:style-name="P88"><text:span text:style-name="T43">A</text:span><text:span text:style-name="T23">ffiche </text:span><text:span text:style-name="T25">l’</text:span><text:span text:style-name="T23">arborescence de racine </text:span><text:span text:style-name="T2">toto/</text:span></text:p>
          </table:table-cell>
        </table:table-row>
        <table:table-row>
          <table:table-cell table:style-name="Tableau13.A2" office:value-type="string">
            <text:p text:style-name="_5f_ensTP_5f__5f_Code">vi toto.txt</text:p>
          </table:table-cell>
          <table:table-cell table:style-name="Tableau13.B2" office:value-type="string">
            <text:p text:style-name="P88"><text:span text:style-name="T45">Édite</text:span><text:span text:style-name="T23"> le fichier </text:span><text:span text:style-name="T2">toto.txt </text:span><text:span text:style-name="T23">avec vi</text:span></text:p>
          </table:table-cell>
        </table:table-row>
      </table:table>
      <text:p text:style-name="P109"/>
      <text:h text:style-name="Heading_20_2" text:outline-level="2"><text:bookmark-start text:name="__RefHeading___Toc60027_3296257915"/><text:soft-page-break/>Gestion des paquets<text:bookmark-end text:name="__RefHeading___Toc60027_3296257915"/></text:h>
      <table:table table:name="Tableau14" table:style-name="Tableau14">
        <table:table-column table:style-name="Tableau14.A" table:number-columns-repeated="2"/>
        <table:table-row>
          <table:table-cell table:style-name="Tableau14.A1" office:value-type="string">
            <text:p text:style-name="_5f_ensTP_5f__5f_Code">apt-get update</text:p>
          </table:table-cell>
          <table:table-cell table:style-name="Tableau14.B1" office:value-type="string">
            <text:p text:style-name="P110"><text:span text:style-name="T164">M</text:span>et <text:span text:style-name="T165">à</text:span> jour la liste des paquets disponibles <text:span text:style-name="T167">à</text:span> partir des sources du fichier <text:span text:style-name="T155">/etc/apt/sources.list</text:span></text:p>
          </table:table-cell>
        </table:table-row>
        <table:table-row>
          <table:table-cell table:style-name="Tableau14.A2" office:value-type="string">
            <text:p text:style-name="_5f_ensTP_5f__5f_Code">apt-get upgrade</text:p>
          </table:table-cell>
          <table:table-cell table:style-name="Tableau14.B2" office:value-type="string">
            <text:p text:style-name="P110"><text:span text:style-name="T164">R</text:span>emplace chaque paquet installe par la <text:span text:style-name="T165">dernière</text:span> version disponible.</text:p>
          </table:table-cell>
        </table:table-row>
        <table:table-row>
          <table:table-cell table:style-name="Tableau14.A2" office:value-type="string">
            <text:p text:style-name="_5f_ensTP_5f__5f_Code">apt-get dist-upgrade</text:p>
          </table:table-cell>
          <table:table-cell table:style-name="Tableau14.B2" office:value-type="string">
            <text:p text:style-name="P110"><text:span text:style-name="T164">R</text:span>emplace chaque paquet instal<text:span text:style-name="T171">lé</text:span> par la <text:span text:style-name="T165">dernière</text:span> version disponible, installe les paquets <text:span text:style-name="T165">supplémentaires</text:span> <text:span text:style-name="T165">nécessaires</text:span> et supprime les paquets devenus inutiles.</text:p>
          </table:table-cell>
        </table:table-row>
        <table:table-row>
          <table:table-cell table:style-name="Tableau14.A2" office:value-type="string">
            <text:p text:style-name="_5f_ensTP_5f__5f_Code">dpkg --status tree</text:p>
          </table:table-cell>
          <table:table-cell table:style-name="Tableau14.B2" office:value-type="string">
            <text:p text:style-name="P110"><text:span text:style-name="T164">L</text:span>e paquet tree est-il <text:span text:style-name="T165">installé ?</text:span></text:p>
          </table:table-cell>
        </table:table-row>
        <table:table-row>
          <table:table-cell table:style-name="Tableau14.A2" office:value-type="string">
            <text:p text:style-name="_5f_ensTP_5f__5f_Code">apt-cache search web browser</text:p>
          </table:table-cell>
          <table:table-cell table:style-name="Tableau14.B2" office:value-type="string">
            <text:p text:style-name="P110"><text:span text:style-name="T164">R</text:span>echerche <text:span text:style-name="T165">d’</text:span>un navigateur</text:p>
          </table:table-cell>
        </table:table-row>
        <table:table-row>
          <table:table-cell table:style-name="Tableau14.A2" office:value-type="string">
            <text:p text:style-name="_5f_ensTP_5f__5f_Code">apt-cache search tree</text:p>
          </table:table-cell>
          <table:table-cell table:style-name="Tableau14.B2" office:value-type="string">
            <text:p text:style-name="P110"><text:span text:style-name="T164">R</text:span>echerche du paquet tree</text:p>
          </table:table-cell>
        </table:table-row>
        <table:table-row>
          <table:table-cell table:style-name="Tableau14.A2" office:value-type="string">
            <text:p text:style-name="_5f_ensTP_5f__5f_Code">apt-cache search tree | grep tree</text:p>
          </table:table-cell>
          <table:table-cell table:style-name="Tableau14.B2" office:value-type="string">
            <text:p text:style-name="P110"><text:span text:style-name="T164">I</text:span>dem mais <text:span text:style-name="T165">n’</text:span>affiche que les lignes contenant le mot « <text:span text:style-name="T165">tree ».</text:span></text:p>
          </table:table-cell>
        </table:table-row>
        <table:table-row>
          <table:table-cell table:style-name="Tableau14.A2" office:value-type="string">
            <text:p text:style-name="P58">apt-cache search tree | grep ^tree</text:p>
          </table:table-cell>
          <table:table-cell table:style-name="Tableau14.B2" office:value-type="string">
            <text:p text:style-name="P110"><text:span text:style-name="T164">I</text:span>dem mais <text:span text:style-name="T165">n’</text:span>affiche que les lignes <text:span text:style-name="T165">commençant</text:span> (<text:span text:style-name="T151">^</text:span>) par le mot « <text:span text:style-name="T165">tree ».</text:span></text:p>
          </table:table-cell>
        </table:table-row>
        <table:table-row>
          <table:table-cell table:style-name="Tableau14.A2" office:value-type="string">
            <text:p text:style-name="P114"><text:span text:style-name="T1">apt-cache search tree | grep tree</text:span><text:span text:style-name="T19">$</text:span></text:p>
          </table:table-cell>
          <table:table-cell table:style-name="Tableau14.B2" office:value-type="string">
            <text:p text:style-name="P110"><text:span text:style-name="T164">I</text:span>dem mais <text:span text:style-name="T165">n’</text:span>affiche que les lignes <text:span text:style-name="T166">terminant</text:span> (<text:span text:style-name="T156">$</text:span>) par le mot <text:span text:style-name="T165">« tree ».</text:span></text:p>
          </table:table-cell>
        </table:table-row>
      </table:table>
      <text:p text:style-name="P4"><text:span text:style-name="T48"><text:tab/><text:tab/><text:tab/><text:tab/><text:tab/></text:span></text:p>
      <text:h text:style-name="Heading_20_2" text:outline-level="2"><text:bookmark-start text:name="__RefHeading___Toc60029_3296257915"/><text:span text:style-name="T143">Outils </text:span><text:span text:style-name="T144">U</text:span><text:span text:style-name="T143">nix</text:span><text:bookmark-end text:name="__RefHeading___Toc60029_3296257915"/></text:h>
      <text:p text:style-name="P95"><text:span text:style-name="T172">wc</text:span></text:p>
      <text:p text:style-name="P32">wc -l toto.txt</text:p>
      <text:p text:style-name="P22"><text:tab/>→ nombre de lignes de toto.txt</text:p>
      <text:p text:style-name="P22"/>
      <text:p text:style-name="P32">wc -w toto.txt</text:p>
      <text:p text:style-name="P22"><text:tab/>→ nombre de mots de toto.txt</text:p>
      <text:p text:style-name="P22"/>
      <text:p text:style-name="P32">wc -m toto.txt</text:p>
      <text:p text:style-name="P3"><text:span text:style-name="T57"><text:tab/>→ nombre de </text:span><text:span text:style-name="T62">caractères</text:span><text:span text:style-name="T57"> de toto.txt</text:span></text:p>
      <text:p text:style-name="P22"/>
      <text:p text:style-name="P22"/>
      <text:p text:style-name="P3"><text:span text:style-name="T97">head </text:span><text:span text:style-name="T98">et </text:span><text:span text:style-name="T97">tail</text:span></text:p>
      <text:p text:style-name="P5"><text:span text:style-name="T9">head toto.txt </text:span><text:span text:style-name="T57">→ 10 </text:span><text:span text:style-name="T75">premières</text:span><text:span text:style-name="T57"> lignes de </text:span><text:span text:style-name="T9">toto.txt</text:span></text:p>
      <text:p text:style-name="P33"/>
      <text:p text:style-name="P3"><text:soft-page-break/><text:span text:style-name="T9">tail toto.txt </text:span><text:span text:style-name="T57">→ 10 dernieres lignes de </text:span><text:span text:style-name="T9">toto.txt</text:span></text:p>
      <text:p text:style-name="P32"/>
      <text:p text:style-name="P32"/>
      <text:p text:style-name="P44">Exemples de combinaisons avec le « pipe »</text:p>
      <text:p text:style-name="P32">ps ax | grep firefox</text:p>
      <text:p text:style-name="P32"/>
      <text:p text:style-name="P32">cat toto.txt | wc -l</text:p>
      <text:p text:style-name="P32"/>
      <text:p text:style-name="P32">ls * &gt; toto.txt </text:p>
      <text:p text:style-name="P32"/>
      <text:p text:style-name="P32">cat toto.txt | less</text:p>
      <text:p text:style-name="P32"/>
      <text:p text:style-name="P33">cat toto.txt | grep ^blabla </text:p>
      <text:p text:style-name="P5"><text:span text:style-name="T9"><text:tab/>→ </text:span><text:span text:style-name="T79">afficher uniquement les lignes </text:span><text:span text:style-name="T81">commençant</text:span><text:span text:style-name="T79"> par ≪ blabla ≫</text:span></text:p>
      <text:p text:style-name="P25"/>
      <text:p text:style-name="P36">sed s/bonjour/bonsoir/g toto.txt | grep bonsoir &gt; selection_substituee.txt</text:p>
      <text:p text:style-name="P30"/>
      <text:h text:style-name="Heading_20_1" text:outline-level="1"><text:bookmark-start text:name="__RefHeading___Toc60033_3296257915"/>Droits<text:bookmark-end text:name="__RefHeading___Toc60033_3296257915"/></text:h>
      <text:p text:style-name="P3"><text:span text:style-name="T57">Les permissions peuvent </text:span><text:span text:style-name="T63">ê</text:span><text:span text:style-name="T57">tre :</text:span></text:p>
      <text:p text:style-name="P3"><text:span text:style-name="T100"><text:tab/></text:span><text:span text:style-name="T9">r → </text:span><text:span text:style-name="T57">permission en lecture.</text:span></text:p>
      <text:p text:style-name="P3"><text:span text:style-name="T100"><text:tab/></text:span><text:span text:style-name="T9">w → </text:span><text:span text:style-name="T57">permission en </text:span><text:span text:style-name="T64">écriture.</text:span></text:p>
      <text:p text:style-name="P6"><text:span text:style-name="T101"><text:tab/></text:span><text:span text:style-name="T14">x</text:span><text:span text:style-name="T107"> → </text:span><text:span text:style-name="T111">permission </text:span><text:span text:style-name="T112">d’exécution</text:span><text:span text:style-name="T111"> pour un fichier, permission </text:span><text:span text:style-name="T112">d’</text:span><text:span text:style-name="T111">entrer dans un </text:span><text:span text:style-name="T112">répertoire.</text:span></text:p>
      <text:p text:style-name="P37"/>
      <text:p text:style-name="P38">chmod</text:p>
      <text:p text:style-name="P3"><text:span text:style-name="T9"><text:tab/>u </text:span><text:span text:style-name="T57">→ </text:span><text:span text:style-name="T104">user </text:span><text:span text:style-name="T57">(</text:span><text:span text:style-name="T65">propriétaire</text:span><text:span text:style-name="T57">)</text:span></text:p>
      <text:p text:style-name="P3"><text:span text:style-name="T9"><text:tab/>g </text:span><text:span text:style-name="T57">→ </text:span><text:span text:style-name="T104">group </text:span><text:span text:style-name="T57">(groupe)</text:span></text:p>
      <text:p text:style-name="P3"><text:span text:style-name="T9"><text:tab/>o </text:span><text:span text:style-name="T57">→ </text:span><text:span text:style-name="T104">other </text:span><text:span text:style-name="T57">(autres)</text:span></text:p>
      <text:p text:style-name="P22"/>
      <text:p text:style-name="P7"><text:span text:style-name="T100"><text:tab/></text:span><text:span text:style-name="T9">+</text:span><text:span text:style-name="T65"> <text:s text:c="2"/></text:span><text:span text:style-name="T11">→ </text:span><text:span text:style-name="T57">"ajouter le droit"</text:span></text:p>
      <text:p text:style-name="P3"><text:span text:style-name="T9"><text:tab/>-</text:span><text:span text:style-name="T57"> <text:s/>→ "supprimer le droit"</text:span></text:p>
      <text:p text:style-name="P3"><text:span text:style-name="T100"><text:tab/></text:span><text:span text:style-name="T57">(</text:span><text:span text:style-name="T9">-R </text:span><text:span text:style-name="T57">pour affecter </text:span><text:span text:style-name="T66">récursivement</text:span><text:span text:style-name="T57">)</text:span></text:p>
      <text:p text:style-name="P22"/>
      <text:p text:style-name="P3"><text:span text:style-name="T104">Chiffres correspondants aux droits recherch</text:span><text:span text:style-name="T105">é</text:span><text:span text:style-name="T104">s</text:span></text:p>
      <text:list xml:id="list3977645576" text:style-name="L1">
        <text:list-item>
          <text:p text:style-name="P78"><text:span text:style-name="T100"><text:tab/></text:span><text:span text:style-name="T57">pour </text:span><text:span text:style-name="T66">l’</text:span><text:span text:style-name="T57">utilisateur :</text:span></text:p>
        </text:list-item>
      </text:list>
      <text:p text:style-name="P8"><text:span text:style-name="T100"><text:tab/><text:tab/></text:span><text:span text:style-name="T57">droits d’acc</text:span><text:span text:style-name="T66">è</text:span><text:span text:style-name="T57">s en lecture : </text:span><text:span text:style-name="T9">400</text:span></text:p>
      <text:p text:style-name="P8"><text:span text:style-name="T100"><text:tab/><text:tab/></text:span><text:span text:style-name="T57">droits d’acc</text:span><text:span text:style-name="T66">ès</text:span><text:span text:style-name="T57"> en </text:span><text:span text:style-name="T66">écriture</text:span><text:span text:style-name="T57"> : </text:span><text:span text:style-name="T9">200</text:span></text:p>
      <text:p text:style-name="P3"><text:span text:style-name="T100"><text:tab/><text:tab/></text:span><text:span text:style-name="T57">droits d’acc</text:span><text:span text:style-name="T66">è</text:span><text:span text:style-name="T57">s en </text:span><text:span text:style-name="T66">exécution</text:span><text:span text:style-name="T57"> : </text:span><text:span text:style-name="T9">100</text:span></text:p>
      <text:list xml:id="list4076917405" text:style-name="L2">
        <text:list-item>
          <text:p text:style-name="P79"><text:span text:style-name="T100"><text:tab/></text:span><text:span text:style-name="T57">pour le groupe :</text:span></text:p>
        </text:list-item>
      </text:list>
      <text:p text:style-name="P3"><text:span text:style-name="T100"><text:tab/><text:tab/></text:span><text:span text:style-name="T57">droits </text:span><text:span text:style-name="T66">d’accès</text:span><text:span text:style-name="T57"> en lecture : </text:span><text:span text:style-name="T9">40</text:span></text:p>
      <text:p text:style-name="P3"><text:span text:style-name="T100"><text:tab/><text:tab/></text:span><text:span text:style-name="T57">droits </text:span><text:span text:style-name="T66">d’accès</text:span><text:span text:style-name="T57"> en </text:span><text:span text:style-name="T66">écriture :</text:span><text:span text:style-name="T57"> </text:span><text:span text:style-name="T9">20</text:span></text:p>
      <text:p text:style-name="P3"><text:span text:style-name="T100"><text:tab/><text:tab/></text:span><text:span text:style-name="T57">droits </text:span><text:span text:style-name="T66">d’accès</text:span><text:span text:style-name="T57"> en </text:span><text:span text:style-name="T66">exécution :</text:span><text:span text:style-name="T57"> </text:span><text:span text:style-name="T9">10</text:span></text:p>
      <text:list xml:id="list3635620380" text:style-name="L3">
        <text:list-item>
          <text:p text:style-name="P80"><text:span text:style-name="T100"><text:tab/></text:span><text:span text:style-name="T57">pour les autres :</text:span></text:p>
        </text:list-item>
      </text:list>
      <text:p text:style-name="P3"><text:span text:style-name="T100"><text:tab/><text:tab/></text:span><text:span text:style-name="T57">droits </text:span><text:span text:style-name="T66">d’accès</text:span><text:span text:style-name="T57"> en lecture : </text:span><text:span text:style-name="T9">4</text:span></text:p>
      <text:p text:style-name="P3"><text:span text:style-name="T100"><text:tab/><text:tab/></text:span><text:span text:style-name="T57">droits </text:span><text:span text:style-name="T66">d’accès</text:span><text:span text:style-name="T57"> en é</text:span><text:span text:style-name="T66">criture</text:span><text:span text:style-name="T57">: </text:span><text:span text:style-name="T9">2</text:span></text:p>
      <text:p text:style-name="P3"><text:span text:style-name="T100"><text:tab/><text:tab/></text:span><text:span text:style-name="T57">droits </text:span><text:span text:style-name="T66">d’accès</text:span><text:span text:style-name="T57"> en </text:span><text:span text:style-name="T66">exécution :</text:span><text:span text:style-name="T57"> </text:span><text:span text:style-name="T9">1</text:span></text:p>
      <text:list xml:id="list21197711" text:style-name="L4">
        <text:list-item>
          <text:p text:style-name="P81"><text:span text:style-name="T100"><text:tab/></text:span><text:span text:style-name="T57">on additionne ensuite les droits pour chacun</text:span></text:p>
        </text:list-item>
      </text:list>
      <text:p text:style-name="P22"/>
      <text:p text:style-name="P3"><text:span text:style-name="T2">ls -l </text:span><text:span text:style-name="T23">→ Les droits s'affichent pour l'utilisateur, le groupe et les autres.</text:span></text:p>
      <text:p text:style-name="P26"/>
      <text:p text:style-name="P31">Exemple 1 : droit "ugo"</text:p>
      <text:p text:style-name="P31"/>
      <text:p text:style-name="P34">chmod +x toto</text:p>
      <text:p text:style-name="P3"><text:span text:style-name="T23"><text:tab/>→ rends </text:span><text:span text:style-name="T29">exécutable</text:span><text:span text:style-name="T23"> </text:span><text:span text:style-name="T2">toto</text:span></text:p>
      <text:p text:style-name="P34"/>
      <text:p text:style-name="P34">chmod ug+x toto</text:p>
      <text:p text:style-name="P3"><text:span text:style-name="T23"><text:tab/>→ rends </text:span><text:span text:style-name="T29">exécutable</text:span><text:span text:style-name="T23"> </text:span><text:span text:style-name="T2">toto </text:span><text:span text:style-name="T23">pour </text:span><text:span text:style-name="T29">l’</text:span><text:span text:style-name="T23">utilisateur et le groupe</text:span></text:p>
      <text:p text:style-name="P26"/>
      <text:p text:style-name="P31"><text:soft-page-break/>Exemple 2 : droits avec chiffres</text:p>
      <text:p text:style-name="P26"/>
      <text:p text:style-name="P3"><text:span text:style-name="T23">Les droits </text:span><text:span text:style-name="T2">rwxr-xr-x </text:span><text:span text:style-name="T23">pour </text:span><text:span text:style-name="T2">toto.txt </text:span><text:span text:style-name="T3">équivalent</text:span><text:span text:style-name="T23"> </text:span><text:span text:style-name="T28">à</text:span><text:span text:style-name="T29"> :</text:span></text:p>
      <text:p text:style-name="P3"><text:span text:style-name="T102"><text:tab/></text:span><text:span text:style-name="T2">400+200+100=700 </text:span><text:span text:style-name="T23">pour l'utilisateur</text:span></text:p>
      <text:p text:style-name="P3"><text:span text:style-name="T102"><text:tab/></text:span><text:span text:style-name="T2">40+10=50 </text:span><text:span text:style-name="T23">pour le groupe</text:span></text:p>
      <text:p text:style-name="P3"><text:span text:style-name="T102"><text:tab/></text:span><text:span text:style-name="T2">4+1=5 </text:span><text:span text:style-name="T23">pour les autres</text:span></text:p>
      <text:p text:style-name="P3"><text:span text:style-name="T100"><text:tab/> </text:span><text:span text:style-name="T57">Soit au total </text:span><text:span text:style-name="T9">700+50+5=755 </text:span><text:span text:style-name="T57">→ </text:span><text:span text:style-name="T9">chmod 755 toto.txt</text:span></text:p>
      <text:p text:style-name="P32"/>
      <text:p text:style-name="P12"><text:span text:style-name="T98">chown </text:span><text:span text:style-name="T104">→ </text:span><text:span text:style-name="T57">changer le </text:span><text:span text:style-name="T67">propriétaire</text:span><text:span text:style-name="T57"> </text:span><text:span text:style-name="T67">d’</text:span><text:span text:style-name="T57">un fichier (-R changement </text:span><text:span text:style-name="T67">récursif</text:span><text:span text:style-name="T57">)</text:span></text:p>
      <text:p text:style-name="P12"><text:span text:style-name="T116">chown </text:span><text:span text:style-name="T117">toto</text:span><text:span text:style-name="T116"> </text:span><text:span text:style-name="T117">fichier</text:span><text:span text:style-name="T76"> </text:span><text:span text:style-name="T69"><text:tab/>→ « toto » est propriétaire de « fichier »</text:span></text:p>
      <text:p text:style-name="P22"/>
      <text:p text:style-name="P3"><text:span text:style-name="T98">chgrp </text:span><text:span text:style-name="T104">→ </text:span><text:span text:style-name="T57">changer le groupe </text:span><text:span text:style-name="T67">propriétaire</text:span><text:span text:style-name="T57"> </text:span><text:span text:style-name="T67">d’</text:span><text:span text:style-name="T57">un fichier (-R changement </text:span><text:span text:style-name="T67">récursif</text:span><text:span text:style-name="T57">)</text:span></text:p>
      <text:p text:style-name="P23"><text:span text:style-name="T118">ch</text:span><text:span text:style-name="T120">grp</text:span><text:span text:style-name="T118"> </text:span><text:span text:style-name="T119">toto</text:span><text:span text:style-name="T118"> </text:span><text:span text:style-name="T119">fichier</text:span><text:span text:style-name="T115"> </text:span><text:span text:style-name="T114"><text:tab/>→ « toto » est le "groupe" de « fichier »</text:span></text:p>
      <text:h text:style-name="Heading_20_1" text:outline-level="1"><text:bookmark-start text:name="__RefHeading___Toc60035_3296257915"/>Gestion des utilisateurs<text:bookmark-end text:name="__RefHeading___Toc60035_3296257915"/></text:h>
      <text:p text:style-name="P34">/etc/passwd</text:p>
      <text:p text:style-name="P3"><text:span text:style-name="T23"><text:tab/>→ tout ce qui concerne la gestion et </text:span><text:span text:style-name="T30">l’</text:span><text:span text:style-name="T23">authentification des utilisateurs</text:span></text:p>
      <text:p text:style-name="P26"/>
      <text:p text:style-name="P34">/etc/group</text:p>
      <text:p text:style-name="P3"><text:span text:style-name="T23"><text:tab/>→ </text:span><text:span text:style-name="T30">l</text:span><text:span text:style-name="T23">a gestion des groupes</text:span></text:p>
      <text:p text:style-name="P34"/>
      <text:p text:style-name="P34">/etc/shadow</text:p>
      <text:p text:style-name="P9"><text:span text:style-name="T23"><text:tab/>→ Les mots de passe crypt</text:span><text:span text:style-name="T31">é</text:span><text:span text:style-name="T23">s sont souvent plac</text:span><text:span text:style-name="T31">é</text:span><text:span text:style-name="T23">s dans ce fichier, </text:span></text:p>
      <text:p text:style-name="P9"><text:span text:style-name="T23"><text:tab/><text:tab/><text:tab/>par </text:span><text:span text:style-name="T30">sécurité</text:span><text:span text:style-name="T23"> lisible seulement par root.</text:span></text:p>
      <text:p text:style-name="P27"/>
      <text:p text:style-name="P3"><text:span text:style-name="T23">Structure de </text:span><text:span text:style-name="T2">/etc/passwd</text:span></text:p>
      <text:p text:style-name="P26">Ce fichier comprend 7 champs, <text:span text:style-name="T123">séparés</text:span> par le symbole « : »</text:p>
      <text:p text:style-name="P3"><text:span text:style-name="T102"><text:tab/>- </text:span><text:span text:style-name="T23">nom de connexion (encore </text:span><text:span text:style-name="T32">appelé</text:span><text:span text:style-name="T23"> nom </text:span><text:span text:style-name="T32">d’</text:span><text:span text:style-name="T23">utilisateur ou login)</text:span></text:p>
      <text:p text:style-name="P3"><text:span text:style-name="T102"><text:tab/>- </text:span><text:span text:style-name="T23">ancienne place du mot de passe crypte</text:span></text:p>
      <text:p text:style-name="P10"><text:span text:style-name="T102"><text:tab/>- </text:span><text:span text:style-name="T23">num</text:span><text:span text:style-name="T32">é</text:span><text:span text:style-name="T23">ro d’utilisateur </text:span><text:span text:style-name="T99">uid</text:span><text:span text:style-name="T23">, sa valeur est le v</text:span><text:span text:style-name="T32">é</text:span><text:span text:style-name="T23">ritable identifiant pour le </text:span><text:span text:style-name="T32">système</text:span><text:span text:style-name="T23"> Linux ;</text:span></text:p>
      <text:p text:style-name="P10"><text:span text:style-name="T23"><text:tab/><text:tab/>l'uid de root est </text:span><text:span text:style-name="T2">0</text:span><text:span text:style-name="T23">,</text:span></text:p>
      <text:p text:style-name="P3"><text:span text:style-name="T23"><text:tab/> <text:s text:c="6"/>le syst</text:span><text:span text:style-name="T33">è</text:span><text:span text:style-name="T23">me attribue conventionnellement un uid </text:span><text:span text:style-name="T33">à</text:span><text:span text:style-name="T23"> partir de </text:span><text:span text:style-name="T2">500 </text:span><text:span text:style-name="T23">aux comptes </text:span><text:span text:style-name="T33">créés.</text:span></text:p>
      <text:p text:style-name="P11"><text:span text:style-name="T102"><text:tab/>- </text:span><text:span text:style-name="T23">num</text:span><text:span text:style-name="T33">é</text:span><text:span text:style-name="T23">ro de groupe </text:span><text:span text:style-name="T99">gid</text:span><text:span text:style-name="T23">, dans lequel se t</text:span><text:span text:style-name="T33">r</text:span><text:span text:style-name="T23">ouve l'utilisateur par </text:span><text:span text:style-name="T33">défaut</text:span><text:span text:style-name="T23"> ; le gid de root est </text:span><text:span text:style-name="T2">0</text:span><text:span text:style-name="T23">, </text:span></text:p>
      <text:p text:style-name="P11"><text:span text:style-name="T23"><text:tab/><text:tab/>les groupes </text:span><text:span text:style-name="T33">d’</text:span><text:span text:style-name="T23">utilisateurs </text:span><text:span text:style-name="T35">au-delà</text:span><text:span text:style-name="T23"> de </text:span><text:span text:style-name="T2">500</text:span></text:p>
      <text:p text:style-name="P3"><text:span text:style-name="T102"><text:tab/>- </text:span><text:span text:style-name="T23">nom complet, il peut </text:span><text:span text:style-name="T33">ê</text:span><text:span text:style-name="T23">tre suivi </text:span><text:span text:style-name="T33">d’</text:span><text:span text:style-name="T23">une liste de renseignements personnels</text:span></text:p>
      <text:p text:style-name="P3"><text:span text:style-name="T102"><text:tab/>- </text:span><text:span text:style-name="T23">r</text:span><text:span text:style-name="T33">é</text:span><text:span text:style-name="T23">p. personnel (c’est </text:span><text:span text:style-name="T33">é</text:span><text:span text:style-name="T23">galement le r</text:span><text:span text:style-name="T33">é</text:span><text:span text:style-name="T23">p. de connexion)</text:span></text:p>
      <text:p text:style-name="P3"><text:span text:style-name="T102"><text:tab/>- </text:span><text:span text:style-name="T23">shell, </text:span><text:span text:style-name="T33">interpréteur</text:span><text:span text:style-name="T23"> de commandes (par </text:span><text:span text:style-name="T33">défaut</text:span><text:span text:style-name="T23"> </text:span><text:span text:style-name="T2">/bin/bash</text:span><text:span text:style-name="T23">)</text:span></text:p>
      <text:p text:style-name="P26"/>
      <text:p text:style-name="P3"><text:span text:style-name="T23">Structure de </text:span><text:span text:style-name="T2">/etc/group</text:span></text:p>
      <text:p text:style-name="P3"><text:span text:style-name="T23">Ce fichier comprend 4 champs, s</text:span><text:span text:style-name="T33">é</text:span><text:span text:style-name="T23">par</text:span><text:span text:style-name="T33">é</text:span><text:span text:style-name="T23">s par le symbole « : »</text:span></text:p>
      <text:p text:style-name="P14"><text:span text:style-name="T102"><text:tab/>- </text:span><text:span text:style-name="T23">nom du groupe</text:span></text:p>
      <text:p text:style-name="P14"><text:span text:style-name="T102"><text:tab/>- </text:span><text:span text:style-name="T2">x </text:span><text:span text:style-name="T23">pour remplacer un mot de passe non attribu</text:span><text:span text:style-name="T40">é</text:span><text:span text:style-name="T23"> maintenant</text:span></text:p>
      <text:p text:style-name="P14"><text:span text:style-name="T23"><text:tab/>- </text:span><text:span text:style-name="T38">numéro </text:span><text:span text:style-name="T23">de groupe, c-</text:span><text:span text:style-name="T39">à</text:span><text:span text:style-name="T23">-d </text:span><text:span text:style-name="T33">l’</text:span><text:span text:style-name="T23">identifiant </text:span><text:span text:style-name="T99">gid</text:span></text:p>
      <text:p text:style-name="P11"><text:span text:style-name="T102"><text:tab/>- </text:span><text:span text:style-name="T23">la liste des membres du groupe</text:span></text:p>
      <text:p text:style-name="P26"/>
      <text:p text:style-name="P32">useradd, usermod, userdel</text:p>
      <text:p text:style-name="P22"><text:tab/>→ gestion des comptes utilisateur</text:p>
      <text:p text:style-name="P22"/>
      <text:p text:style-name="P32">groupadd, groupmod, groupdel</text:p>
      <text:p text:style-name="P22"><text:tab/>→ gestion des groupes</text:p>
      <text:p text:style-name="P22"/>
      <text:p text:style-name="P32">passwd</text:p>
      <text:p text:style-name="P22"><text:tab/>→ changer le mot de passe d’un utilisateur</text:p>
      <text:p text:style-name="P38"/>
      <text:p text:style-name="P3"><text:span text:style-name="T98">useradd </text:span><text:span text:style-name="T57">→ outils de </text:span><text:span text:style-name="T68">création</text:span><text:span text:style-name="T57"> </text:span><text:span text:style-name="T68">d’</text:span><text:span text:style-name="T57">un compte </text:span><text:span text:style-name="T68">d’</text:span><text:span text:style-name="T57">utilisateur</text:span></text:p>
      <text:p text:style-name="P32">useradd -g group1 toto</text:p>
      <text:p text:style-name="P22"><text:tab/>→<text:span text:style-name="T122"> Créer « toto » de groupe primaire « group1 »</text:span></text:p>
      <text:p text:style-name="P32"><text:soft-page-break/>useradd -G group1 toto</text:p>
      <text:p text:style-name="P22"><text:tab/>→ <text:span text:style-name="T121">Créer « toto » de groupe secondaire « group1 »</text:span></text:p>
      <text:p text:style-name="P32">useradd -G group1,group2 toto</text:p>
      <text:p text:style-name="P13"><text:span text:style-name="T57"><text:tab/>→ </text:span><text:span text:style-name="T70">Créer « toto » de groupe secondaire « group1 » </text:span><text:span text:style-name="T71">et « group2 »</text:span></text:p>
      <text:p text:style-name="P38"/>
      <text:p text:style-name="P3"><text:span text:style-name="T98">usermod </text:span><text:span text:style-name="T57">→ modifier un utilisateur</text:span></text:p>
      <text:p text:style-name="P3"><text:span text:style-name="T9">« -l »</text:span><text:span text:style-name="T57"> <text:s text:c="4"/>→ renomme l’utilisateur</text:span></text:p>
      <text:p text:style-name="P3"><text:span text:style-name="T9">« -g </text:span><text:span text:style-name="T12">»</text:span><text:span text:style-name="T57"> <text:tab/>→change de groupe</text:span></text:p>
      <text:p text:style-name="P32">usermod -g group1 toto</text:p>
      <text:p text:style-name="P22"><text:tab/>→ Modification du groupe primaire d’un utilisateur</text:p>
      <text:p text:style-name="P32">usermod -a -G group1 toto</text:p>
      <text:p text:style-name="P22"><text:tab/>→ Ajout d’un groupe secondaire a un utilisateur existant</text:p>
      <text:p text:style-name="P22"/>
      <text:h text:style-name="Heading_20_1" text:outline-level="1"><text:bookmark-start text:name="__RefHeading___Toc60037_3296257915"/>Script<text:span text:style-name="T131">s</text:span> Bash<text:bookmark-end text:name="__RefHeading___Toc60037_3296257915"/></text:h>
      <text:h text:style-name="P75" text:outline-level="2">S<text:span text:style-name="T162">ubstitution et blocage de substitution</text:span></text:h>
      <table:table table:name="Tableau12" table:style-name="Tableau12">
        <table:table-column table:style-name="Tableau12.A" table:number-columns-repeated="2"/>
        <table:table-row>
          <table:table-cell table:style-name="Tableau12.A1" office:value-type="string">
            <text:p text:style-name="P117">___ $ ma_variable=toto</text:p>
            <text:p text:style-name="P117">___ $ echo "bonjour $ma_variable"</text:p>
            <text:p text:style-name="P117">bonjour toto</text:p>
          </table:table-cell>
          <table:table-cell table:style-name="Tableau12.B1" office:value-type="string">
            <text:p text:style-name="P96">Les guillemets effectuent la substitution, du nom d’une variable préfixée par un « <text:span text:style-name="T151">$</text:span> », par son contenu.</text:p>
          </table:table-cell>
        </table:table-row>
        <table:table-row>
          <table:table-cell table:style-name="Tableau12.A2" office:value-type="string">
            <text:p text:style-name="P117">___ $ echo 'bonjour $ma_variable'</text:p>
            <text:p text:style-name="P117">bonjour $ma_variable'</text:p>
          </table:table-cell>
          <table:table-cell table:style-name="Tableau12.B2" office:value-type="string">
            <text:p text:style-name="P96">Les quotes « <text:span text:style-name="T151">'</text:span> » bloquent la substitution.</text:p>
          </table:table-cell>
        </table:table-row>
      </table:table>
      <text:p text:style-name="P102"/>
      <text:h text:style-name="P77" text:outline-level="2">Évaluations</text:h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_5f_ensTP_5f__5f_Code">$(cmde)</text:p>
          </table:table-cell>
          <table:table-cell table:style-name="Tableau11.B1" office:value-type="string">
            <text:p text:style-name="P85"><text:span text:style-name="T41">Évalue</text:span><text:span text:style-name="T23"> la commande et affiche son </text:span><text:span text:style-name="T27">résultat.</text:span></text:p>
          </table:table-cell>
        </table:table-row>
        <table:table-row>
          <table:table-cell table:style-name="Tableau11.A2" office:value-type="string">
            <text:p text:style-name="_5f_ensTP_5f__5f_Code"><text:span text:style-name="T157">$</text:span><text:span text:style-name="T160">`</text:span><text:span text:style-name="T157">cmde</text:span><text:span text:style-name="T160">`</text:span></text:p>
          </table:table-cell>
          <table:table-cell table:style-name="Tableau11.B2" office:value-type="string">
            <text:p text:style-name="P85"><text:span text:style-name="T27">Idem.</text:span></text:p>
          </table:table-cell>
        </table:table-row>
        <table:table-row>
          <table:table-cell table:style-name="Tableau11.A2" office:value-type="string">
            <text:p text:style-name="_5f_ensTP_5f__5f_Code">$((expression))</text:p>
          </table:table-cell>
          <table:table-cell table:style-name="Tableau11.B2" office:value-type="string">
            <text:p text:style-name="P85"><text:span text:style-name="T41">Évalue</text:span><text:span text:style-name="T23"> l’expression </text:span><text:span text:style-name="T27">arithmétique</text:span><text:span text:style-name="T23"> et affiche le </text:span><text:span text:style-name="T27">résultat.</text:span></text:p>
          </table:table-cell>
        </table:table-row>
        <table:table-row>
          <table:table-cell table:style-name="Tableau11.A2" office:value-type="string">
            <text:p text:style-name="_5f_ensTP_5f__5f_Code">$(( x ))</text:p>
          </table:table-cell>
          <table:table-cell table:style-name="Tableau11.B2" office:value-type="string">
            <text:p text:style-name="P107"><text:span text:style-name="T161">Convertit </text:span><text:span text:style-name="T138">x</text:span><text:span text:style-name="T137"> en numérique.</text:span></text:p>
          </table:table-cell>
        </table:table-row>
      </table:table>
      <text:p text:style-name="P35"/>
      <text:h text:style-name="Heading_20_2" text:outline-level="2">Exemples de base</text:h>
      <text:p text:style-name="P57">nom=toto</text:p>
      <text:p text:style-name="P57">echo $toto</text:p>
      <text:p text:style-name="P35"/>
      <text:p text:style-name="P35">1.sh</text:p>
      <text:p text:style-name="P57">#!/bin/bash</text:p>
      <text:p text:style-name="P57"/>
      <text:p text:style-name="P57">for i in $( ls ); do</text:p>
      <text:p text:style-name="P57"><text:s text:c="4"/>echo item: $i</text:p>
      <text:p text:style-name="P57">done</text:p>
      <text:p text:style-name="P35"/>
      <text:p text:style-name="P28">Script Bash uniligne :</text:p>
      <text:p text:style-name="P57">for i in $( ls ); do echo $i; done</text:p>
      <text:p text:style-name="P35"/>
      <text:p text:style-name="P35">2.sh</text:p>
      <text:p text:style-name="P57">#!/bin/bash</text:p>
      <text:p text:style-name="P57"/>
      <text:p text:style-name="P57">for i in {1..50}</text:p>
      <text:p text:style-name="P57">do</text:p>
      <text:p text:style-name="P57"><text:s text:c="4"/>mkdir dossier$i</text:p>
      <text:p text:style-name="P57">done</text:p>
      <text:p text:style-name="P35"/>
      <text:p text:style-name="P35">3.sh</text:p>
      <text:p text:style-name="P57">#!/bin/bash</text:p>
      <text:p text:style-name="P57"><text:soft-page-break/></text:p>
      <text:p text:style-name="P57">mkdir dossier</text:p>
      <text:p text:style-name="P57">cd dossier</text:p>
      <text:p text:style-name="P57"/>
      <text:p text:style-name="P57">for i in {1..50}</text:p>
      <text:p text:style-name="P57">do</text:p>
      <text:p text:style-name="P57"><text:s text:c="4"/>echo "blabla $i blabla" &gt; fichier_$i.txt</text:p>
      <text:p text:style-name="P57">done</text:p>
      <text:p text:style-name="P35"/>
      <text:p text:style-name="P35">4.sh</text:p>
      <text:p text:style-name="P57">#!/bin/bash</text:p>
      <text:p text:style-name="P57"/>
      <text:p text:style-name="P57">read "votre nom : " nom</text:p>
      <text:p text:style-name="P57"/>
      <text:p text:style-name="P57">if [ $nom = "Toto" ]</text:p>
      <text:p text:style-name="P57">then</text:p>
      <text:p text:style-name="P57"><text:s text:c="4"/>echo "Bonjour Toto !"</text:p>
      <text:p text:style-name="P57">elif [ $<text:span text:style-name="T113">nom</text:span> = "Bobo" ]</text:p>
      <text:p text:style-name="P57">then</text:p>
      <text:p text:style-name="P57"><text:s text:c="4"/>echo "Bonjour Bobo !"</text:p>
      <text:p text:style-name="P57">elif [ $<text:span text:style-name="T113">nom</text:span> = "Gogo" ]</text:p>
      <text:p text:style-name="P57">then</text:p>
      <text:p text:style-name="P57"><text:s text:c="4"/>echo "Bonjour Gogo !"</text:p>
      <text:p text:style-name="P57">else</text:p>
      <text:p text:style-name="P57"><text:s text:c="4"/>echo "Bonjour Mr. X !"</text:p>
      <text:p text:style-name="P57">fi</text:p>
      <text:p text:style-name="P19"/>
      <text:h text:style-name="Heading_20_2" text:outline-level="2">Conditionnelles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4">Chaînes de caractères</text:p>
          </table:table-cell>
          <table:table-cell table:style-name="Tableau1.A1" office:value-type="string">
            <text:p text:style-name="P64">Nombres</text:p>
          </table:table-cell>
          <table:table-cell table:style-name="Tableau1.C1" office:value-type="string">
            <text:p text:style-name="P64">Vrai si </text:p>
          </table:table-cell>
        </table:table-row>
        <table:table-row>
          <table:table-cell table:style-name="Tableau1.A2" office:value-type="string">
            <text:p text:style-name="P65">x = y</text:p>
          </table:table-cell>
          <table:table-cell table:style-name="Tableau1.A2" office:value-type="string">
            <text:p text:style-name="P65">x -eq y </text:p>
          </table:table-cell>
          <table:table-cell table:style-name="Tableau1.C2" office:value-type="string">
            <text:p text:style-name="P61"><draw:frame draw:style-name="fr2" draw:name="Objet1" text:anchor-type="as-char" svg:y="-0.377cm" svg:width="0.99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65">x != y</text:p>
          </table:table-cell>
          <table:table-cell table:style-name="Tableau1.A2" office:value-type="string">
            <text:p text:style-name="P65">x -ne y</text:p>
          </table:table-cell>
          <table:table-cell table:style-name="Tableau1.C2" office:value-type="string">
            <text:p text:style-name="P61"><draw:frame draw:style-name="fr2" draw:name="Objet2" text:anchor-type="as-char" svg:y="-0.377cm" svg:width="0.99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65">x &lt; y</text:p>
          </table:table-cell>
          <table:table-cell table:style-name="Tableau1.A2" office:value-type="string">
            <text:p text:style-name="P65">x -lt y</text:p>
          </table:table-cell>
          <table:table-cell table:style-name="Tableau1.C2" office:value-type="string">
            <text:p text:style-name="P61"><draw:frame draw:style-name="fr2" draw:name="Objet3" text:anchor-type="as-char" svg:y="-0.377cm" svg:width="0.99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65">x &lt;= y</text:p>
          </table:table-cell>
          <table:table-cell table:style-name="Tableau1.A2" office:value-type="string">
            <text:p text:style-name="P65">x -le y</text:p>
          </table:table-cell>
          <table:table-cell table:style-name="Tableau1.C2" office:value-type="string">
            <text:p text:style-name="P61"><draw:frame draw:style-name="fr2" draw:name="Objet4" text:anchor-type="as-char" svg:y="-0.377cm" svg:width="1.021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65">x &gt; y</text:p>
          </table:table-cell>
          <table:table-cell table:style-name="Tableau1.A2" office:value-type="string">
            <text:p text:style-name="P65">x -gt y</text:p>
          </table:table-cell>
          <table:table-cell table:style-name="Tableau1.C2" office:value-type="string">
            <text:p text:style-name="P61"><draw:frame draw:style-name="fr2" draw:name="Objet5" text:anchor-type="as-char" svg:y="-0.377cm" svg:width="0.99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65">x &gt;= y</text:p>
          </table:table-cell>
          <table:table-cell table:style-name="Tableau1.A2" office:value-type="string">
            <text:p text:style-name="P65">x -ge y</text:p>
          </table:table-cell>
          <table:table-cell table:style-name="Tableau1.C2" office:value-type="string">
            <text:p text:style-name="P61"><draw:frame draw:style-name="fr2" draw:name="Objet6" text:anchor-type="as-char" svg:y="-0.377cm" svg:width="1.021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65">-n x</text:p>
          </table:table-cell>
          <table:table-cell table:style-name="Tableau1.A2" office:value-type="string">
            <text:p text:style-name="P66">— <text:s/></text:p>
          </table:table-cell>
          <table:table-cell table:style-name="Tableau1.C2" office:value-type="string">
            <text:p text:style-name="P61"><draw:frame draw:style-name="fr2" draw:name="Objet7" text:anchor-type="as-char" svg:y="-0.377cm" svg:width="0.432cm" svg:height="0.467cm" draw:z-index="7"><draw:object xlink:href="./Object 7" xlink:type="simple" xlink:show="embed" xlink:actuate="onLoad"/><draw:image xlink:href="./ObjectReplacements/Object 7" xlink:type="simple" xlink:show="embed" xlink:actuate="onLoad"/></draw:frame><text:s/>est non nul</text:p>
          </table:table-cell>
        </table:table-row>
        <table:table-row>
          <table:table-cell table:style-name="Tableau1.A2" office:value-type="string">
            <text:p text:style-name="P65">-z x</text:p>
          </table:table-cell>
          <table:table-cell table:style-name="Tableau1.A2" office:value-type="string">
            <text:p text:style-name="P66">— </text:p>
          </table:table-cell>
          <table:table-cell table:style-name="Tableau1.C2" office:value-type="string">
            <text:p text:style-name="P61"><draw:frame draw:style-name="fr2" draw:name="Objet8" text:anchor-type="as-char" svg:y="-0.377cm" svg:width="0.432cm" svg:height="0.467cm" draw:z-index="8"><draw:object xlink:href="./Object 8" xlink:type="simple" xlink:show="embed" xlink:actuate="onLoad"/><draw:image xlink:href="./ObjectReplacements/Object 8" xlink:type="simple" xlink:show="embed" xlink:actuate="onLoad"/></draw:frame><text:s/>est nul</text:p>
          </table:table-cell>
        </table:table-row>
      </table:table>
      <text:p text:style-name="P24"/>
      <text:p text:style-name="P2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3">Opérateur</text:p>
          </table:table-cell>
          <table:table-cell table:style-name="Tableau2.B1" office:value-type="string">
            <text:p text:style-name="P63">Vrai si</text:p>
          </table:table-cell>
        </table:table-row>
        <table:table-row>
          <table:table-cell table:style-name="Tableau2.A2" office:value-type="string">
            <text:p text:style-name="P67">-<text:span text:style-name="T132">d </text:span><text:span text:style-name="T78">file</text:span></text:p>
          </table:table-cell>
          <table:table-cell table:style-name="Tableau2.B2" office:value-type="string">
            <text:p text:style-name="P62"><text:span text:style-name="T136">file</text:span> existe et est un dossier</text:p>
          </table:table-cell>
        </table:table-row>
        <text:soft-page-break/>
        <table:table-row>
          <table:table-cell table:style-name="Tableau2.A2" office:value-type="string">
            <text:p text:style-name="P67">-<text:span text:style-name="T132">e </text:span><text:span text:style-name="T78">file</text:span></text:p>
          </table:table-cell>
          <table:table-cell table:style-name="Tableau2.B2" office:value-type="string">
            <text:p text:style-name="P62"><text:span text:style-name="T136">file</text:span> existe</text:p>
          </table:table-cell>
        </table:table-row>
        <table:table-row>
          <table:table-cell table:style-name="Tableau2.A2" office:value-type="string">
            <text:p text:style-name="P67">-<text:span text:style-name="T132">f </text:span><text:span text:style-name="T78">file</text:span></text:p>
          </table:table-cell>
          <table:table-cell table:style-name="Tableau2.B2" office:value-type="string">
            <text:p text:style-name="P62"><text:span text:style-name="T136">file</text:span> existe et est un fichier courant</text:p>
          </table:table-cell>
        </table:table-row>
        <table:table-row>
          <table:table-cell table:style-name="Tableau2.A2" office:value-type="string">
            <text:p text:style-name="P67">-<text:span text:style-name="T132">r </text:span><text:span text:style-name="T78">file</text:span></text:p>
          </table:table-cell>
          <table:table-cell table:style-name="Tableau2.B2" office:value-type="string">
            <text:p text:style-name="P62">Permission en lecture sur <text:span text:style-name="T136">file</text:span></text:p>
          </table:table-cell>
        </table:table-row>
        <table:table-row>
          <table:table-cell table:style-name="Tableau2.A2" office:value-type="string">
            <text:p text:style-name="P67">-<text:span text:style-name="T132">s </text:span><text:span text:style-name="T78">file</text:span></text:p>
          </table:table-cell>
          <table:table-cell table:style-name="Tableau2.B2" office:value-type="string">
            <text:p text:style-name="P62"><text:span text:style-name="T136">file</text:span> existe et est non-vide</text:p>
          </table:table-cell>
        </table:table-row>
        <table:table-row>
          <table:table-cell table:style-name="Tableau2.A2" office:value-type="string">
            <text:p text:style-name="P67">-<text:span text:style-name="T132">w </text:span><text:span text:style-name="T78">file</text:span></text:p>
          </table:table-cell>
          <table:table-cell table:style-name="Tableau2.B2" office:value-type="string">
            <text:p text:style-name="P62">Permission en lecture sur <text:span text:style-name="T136">file</text:span></text:p>
          </table:table-cell>
        </table:table-row>
        <table:table-row>
          <table:table-cell table:style-name="Tableau2.A2" office:value-type="string">
            <text:p text:style-name="P68"><text:span text:style-name="T77">file1</text:span> -nt <text:span text:style-name="T77">file2</text:span></text:p>
          </table:table-cell>
          <table:table-cell table:style-name="Tableau2.B2" office:value-type="string">
            <text:p text:style-name="P62"><text:span text:style-name="T136">file1</text:span> est « newer than » <text:span text:style-name="T136">file2</text:span></text:p>
          </table:table-cell>
        </table:table-row>
        <table:table-row>
          <table:table-cell table:style-name="Tableau2.A2" office:value-type="string">
            <text:p text:style-name="P68"><text:span text:style-name="T77">file1</text:span> -ot <text:span text:style-name="T77">file2</text:span></text:p>
          </table:table-cell>
          <table:table-cell table:style-name="Tableau2.B2" office:value-type="string">
            <text:p text:style-name="P62"><text:span text:style-name="T136">file1</text:span> est « older than » <text:span text:style-name="T136">file2</text:span></text:p>
          </table:table-cell>
        </table:table-row>
      </table:table>
      <text:p text:style-name="P24"/>
      <text:h text:style-name="Heading_20_2" text:outline-level="2">Redirection de la sortie standard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9">Vers un fichier avec création.</text:p>
          </table:table-cell>
          <table:table-cell table:style-name="Tableau3.B1" office:value-type="string">
            <text:p text:style-name="P70">echo "toto" &gt; mon_fichier.txt</text:p>
          </table:table-cell>
        </table:table-row>
        <table:table-row>
          <table:table-cell table:style-name="Tableau3.A2" office:value-type="string">
            <text:p text:style-name="P69">Vers un fichier avec ajout.</text:p>
          </table:table-cell>
          <table:table-cell table:style-name="Tableau3.B2" office:value-type="string">
            <text:p text:style-name="P70">echo "toto" &gt;&gt; mon_fichier.txt</text:p>
          </table:table-cell>
        </table:table-row>
        <table:table-row>
          <table:table-cell table:style-name="Tableau3.A2" office:value-type="string">
            <text:p text:style-name="P69">Vers une commande.</text:p>
          </table:table-cell>
          <table:table-cell table:style-name="Tableau3.B2" office:value-type="string">
            <text:p text:style-name="P70">echo "toto" | grep "o"</text:p>
          </table:table-cell>
        </table:table-row>
      </table:table>
      <text:p text:style-name="P46"/>
      <text:h text:style-name="Heading_20_2" text:outline-level="2">L’exécution séquentielle <text:span text:style-name="T137">et</text:span> en « multi-tâche »</text:h>
      <text:p text:style-name="P52">Exécution séquentielle</text:p>
      <text:p text:style-name="P51">On sépare les commandes avec le caractère « ; ».</text:p>
      <text:p text:style-name="P71">___ $ cat mon_fichier.txt ; rm mon_fichier.txt</text:p>
      <text:p text:style-name="P51"/>
      <text:p text:style-name="P52">Exécution en parallèle ou en « multi-tâche ».</text:p>
      <text:p text:style-name="P51">On sépare les commandes avec le caractère « &amp; ».</text:p>
      <text:p text:style-name="P71">___ $ gedit &amp; cat mon_fichier.txt</text:p>
      <text:p text:style-name="P51"/>
      <text:h text:style-name="Heading_20_2" text:outline-level="2">Les arguments</text:h>
      <text:list xml:id="list1813557651" text:style-name="L5">
        <text:list-item>
          <text:p text:style-name="P97">« <text:span text:style-name="T153">$#</text:span> » contient le nombre d’arguments ;</text:p>
        </text:list-item>
        <text:list-item>
          <text:p text:style-name="P97">« <text:span text:style-name="T153">$0</text:span> » est le nom de la commande ;</text:p>
        </text:list-item>
        <text:list-item>
          <text:p text:style-name="P98">« <text:span text:style-name="T153">$1</text:span> » est le premier argument, « $2 » le second, etc ;</text:p>
        </text:list-item>
        <text:list-item>
          <text:p text:style-name="P98">« <text:span text:style-name="T153">$*</text:span> » tous les arguments de celui de rang 1 au dernier.</text:p>
        </text:list-item>
      </text:list>
      <text:p text:style-name="P51"/>
      <text:h text:style-name="Heading_20_2" text:outline-level="2"><text:soft-page-break/>Fonctions avec arguments</text:h>
      <text:p text:style-name="_5f_ensTP_5f__5f_Code">#!/bin/bash<text:line-break/><text:line-break/>maFonction()<text:line-break/>{<text:line-break/><text:tab/>echo "\$# : $#"<text:line-break/><text:tab/>echo "\$0 : $0"<text:line-break/><text:tab/>echo "\$1 : $1"<text:line-break/><text:tab/>echo "\$2 : $2"<text:line-break/>}<text:line-break/><text:line-break/><text:line-break/>echo "\$# : $#"<text:line-break/>echo "\$0 : $0"<text:line-break/>echo "\$1 : $1"<text:line-break/>echo "\$2 : $2"<text:line-break/><text:line-break/>echo 'appel: maFonction "toto" "gogo"'<text:line-break/>maFonction "toto" "gogo"</text:p>
      <text:p text:style-name="P47"/>
      <text:h text:style-name="Heading_20_1" text:outline-level="1"><text:bookmark-start text:name="__RefHeading___Toc75998_3296257915"/>Expressions régulières (ou expressions rationnelles)<text:bookmark-end text:name="__RefHeading___Toc75998_3296257915"/></text:h>
      <text:h text:style-name="Heading_20_2" text:outline-level="2">Une position pour le motif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_5f_ensTP_5f__5f_Code">^</text:p>
          </table:table-cell>
          <table:table-cell table:style-name="Tableau4.B1" office:value-type="string">
            <text:p text:style-name="P50"><text:span text:style-name="T141">D</text:span>ébut de chaîne</text:p>
          </table:table-cell>
        </table:table-row>
        <table:table-row>
          <table:table-cell table:style-name="Tableau4.A2" office:value-type="string">
            <text:p text:style-name="_5f_ensTP_5f__5f_Code">$</text:p>
          </table:table-cell>
          <table:table-cell table:style-name="Tableau4.B2" office:value-type="string">
            <text:p text:style-name="P50"><text:span text:style-name="T141">F</text:span>in de chaîne</text:p>
          </table:table-cell>
        </table:table-row>
        <table:table-row>
          <table:table-cell table:style-name="Tableau4.A2" office:value-type="string">
            <text:p text:style-name="_5f_ensTP_5f__5f_Code">|</text:p>
          </table:table-cell>
          <table:table-cell table:style-name="Tableau4.B2" office:value-type="string">
            <text:p text:style-name="P53"><text:span text:style-name="T137">Ceci ou cela, exemple : </text:span><text:span text:style-name="T138">a|b</text:span></text:p>
          </table:table-cell>
        </table:table-row>
      </table:table>
      <text:p text:style-name="P47"/>
      <text:h text:style-name="Heading_20_2" text:outline-level="2"><text:span text:style-name="T140">U</text:span>n caractère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_5f_ensTP_5f__5f_Code">.</text:p>
          </table:table-cell>
          <table:table-cell table:style-name="Tableau5.B1" office:value-type="string">
            <text:p text:style-name="P50"><text:span text:style-name="T141">N</text:span>’importe quel caractère</text:p>
          </table:table-cell>
        </table:table-row>
        <table:table-row>
          <table:table-cell table:style-name="Tableau5.A2" office:value-type="string">
            <text:p text:style-name="_5f_ensTP_5f__5f_Code">[ ]</text:p>
          </table:table-cell>
          <table:table-cell table:style-name="Tableau5.B2" office:value-type="string">
            <text:p text:style-name="P53"><text:span text:style-name="T137">Un caractère au choix parmi une liste, exemple : <text:s/></text:span><text:span text:style-name="T138">[ABC]</text:span></text:p>
          </table:table-cell>
        </table:table-row>
        <table:table-row>
          <table:table-cell table:style-name="Tableau5.A2" office:value-type="string">
            <text:p text:style-name="_5f_ensTP_5f__5f_Code">[^ ]</text:p>
          </table:table-cell>
          <table:table-cell table:style-name="Tableau5.B2" office:value-type="string">
            <text:p text:style-name="P53"><text:span text:style-name="T137">Tous les caractères sauf…, exemple : </text:span><text:span text:style-name="T138">[^@]</text:span><text:span text:style-name="T137"> tout sauf « </text:span><text:span text:style-name="T138">@</text:span><text:span text:style-name="T137"> »</text:span></text:p>
          </table:table-cell>
        </table:table-row>
        <table:table-row>
          <table:table-cell table:style-name="Tableau5.A2" office:value-type="string">
            <text:p text:style-name="_5f_ensTP_5f__5f_Code">[a-zA-Z]</text:p>
          </table:table-cell>
          <table:table-cell table:style-name="Tableau5.B2" office:value-type="string">
            <text:p text:style-name="P50">Toutes les lettres minuscules et majuscules</text:p>
          </table:table-cell>
        </table:table-row>
      </table:table>
      <text:p text:style-name="P47"/>
      <text:h text:style-name="Heading_20_2" text:outline-level="2">Des quantificateurs, qui permettent de répéter le caractère qui les précèdent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_5f_ensTP_5f__5f_Code">*</text:p>
          </table:table-cell>
          <table:table-cell table:style-name="Tableau6.B1" office:value-type="string">
            <text:p text:style-name="P48">Zéro, une ou plusieurs fois</text:p>
          </table:table-cell>
        </table:table-row>
        <table:table-row>
          <table:table-cell table:style-name="Tableau6.A2" office:value-type="string">
            <text:p text:style-name="_5f_ensTP_5f__5f_Code">+</text:p>
          </table:table-cell>
          <table:table-cell table:style-name="Tableau6.B2" office:value-type="string">
            <text:p text:style-name="P48">Une ou plusieurs fois</text:p>
          </table:table-cell>
        </table:table-row>
        <table:table-row>
          <table:table-cell table:style-name="Tableau6.A2" office:value-type="string">
            <text:p text:style-name="_5f_ensTP_5f__5f_Code">?</text:p>
          </table:table-cell>
          <table:table-cell table:style-name="Tableau6.B2" office:value-type="string">
            <text:p text:style-name="P48">Zéro ou une fois</text:p>
          </table:table-cell>
        </table:table-row>
        <table:table-row>
          <table:table-cell table:style-name="Tableau6.A2" office:value-type="string">
            <text:p text:style-name="_5f_ensTP_5f__5f_Code">{ n }</text:p>
          </table:table-cell>
          <table:table-cell table:style-name="Tableau6.B2" office:value-type="string">
            <text:p text:style-name="P48"><text:span text:style-name="T133">n</text:span> fois</text:p>
          </table:table-cell>
        </table:table-row>
        <table:table-row>
          <table:table-cell table:style-name="Tableau6.A2" office:value-type="string">
            <text:p text:style-name="_5f_ensTP_5f__5f_Code">{ n, m }</text:p>
          </table:table-cell>
          <table:table-cell table:style-name="Tableau6.B2" office:value-type="string">
            <text:p text:style-name="P54"><text:span text:style-name="T137">Entre </text:span><text:span text:style-name="T134">n</text:span><text:span text:style-name="T137"> et </text:span><text:span text:style-name="T134">m</text:span><text:span text:style-name="T137"> fois</text:span></text:p>
          </table:table-cell>
        </table:table-row>
      </table:table>
      <text:p text:style-name="P47"/>
      <text:p text:style-name="P47"/>
      <text:p text:style-name="P47"/>
      <text:h text:style-name="Heading_20_2" text:outline-level="2"><text:soft-page-break/>Des familles de caractère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_5f_ensTP_5f__5f_Code">[0-9]</text:p>
          </table:table-cell>
          <table:table-cell table:style-name="Tableau7.B1" office:value-type="string">
            <text:p text:style-name="P48"><text:span text:style-name="T142">U</text:span>n chiffre</text:p>
          </table:table-cell>
        </table:table-row>
        <table:table-row>
          <table:table-cell table:style-name="Tableau7.A2" office:value-type="string">
            <text:p text:style-name="_5f_ensTP_5f__5f_Code">[^0-9]</text:p>
          </table:table-cell>
          <table:table-cell table:style-name="Tableau7.B2" office:value-type="string">
            <text:p text:style-name="P48">Tout sauf un chiffre</text:p>
          </table:table-cell>
        </table:table-row>
        <table:table-row>
          <table:table-cell table:style-name="Tableau7.A2" office:value-type="string">
            <text:p text:style-name="_5f_ensTP_5f__5f_Code">[A-Za-z0-9]</text:p>
          </table:table-cell>
          <table:table-cell table:style-name="Tableau7.B2" office:value-type="string">
            <text:p text:style-name="P48">Un caractère alphanumérique</text:p>
          </table:table-cell>
        </table:table-row>
        <table:table-row>
          <table:table-cell table:style-name="Tableau7.A2" office:value-type="string">
            <text:p text:style-name="_5f_ensTP_5f__5f_Code">\n</text:p>
          </table:table-cell>
          <table:table-cell table:style-name="Tableau7.B2" office:value-type="string">
            <text:p text:style-name="P55"><text:span text:style-name="T147">Fin de ligne</text:span> <text:span text:style-name="T146">(</text:span>newline<text:span text:style-name="T146">)</text:span> </text:p>
          </table:table-cell>
        </table:table-row>
        <table:table-row>
          <table:table-cell table:style-name="Tableau7.A2" office:value-type="string">
            <text:p text:style-name="_5f_ensTP_5f__5f_Code">\r</text:p>
          </table:table-cell>
          <table:table-cell table:style-name="Tableau7.B2" office:value-type="string">
            <text:p text:style-name="P106"><text:span text:style-name="T148">Retour chariot</text:span></text:p>
          </table:table-cell>
        </table:table-row>
        <table:table-row>
          <table:table-cell table:style-name="Tableau7.A2" office:value-type="string">
            <text:p text:style-name="_5f_ensTP_5f__5f_Code">\<text:span text:style-name="T146">s</text:span></text:p>
          </table:table-cell>
          <table:table-cell table:style-name="Tableau7.B2" office:value-type="string">
            <text:p text:style-name="P49"><text:span text:style-name="T142">U</text:span>n espace <text:span text:style-name="T146">(</text:span><text:span text:style-name="T135">space</text:span><text:span text:style-name="T146">)</text:span></text:p>
          </table:table-cell>
        </table:table-row>
      </table:table>
      <text:p text:style-name="P47"/>
      <text:h text:style-name="Heading_20_1" text:outline-level="1"><text:bookmark-start text:name="__RefHeading___Toc76000_3296257915"/>grep<text:bookmark-end text:name="__RefHeading___Toc76000_3296257915"/>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_5f_ensTP_5f__5f_Code">grep "mot" toto.txt</text:p>
          </table:table-cell>
          <table:table-cell table:style-name="Tableau8.B1" office:value-type="string">
            <text:p text:style-name="P16"><text:span text:style-name="T73">A</text:span><text:span text:style-name="T57">ffiche les lignes contenant </text:span><text:span text:style-name="T58">« </text:span><text:span text:style-name="T57">mo</text:span><text:span text:style-name="T72">t</text:span><text:span text:style-name="T57"> » dans toto.txt</text:span></text:p>
          </table:table-cell>
        </table:table-row>
        <table:table-row>
          <table:table-cell table:style-name="Tableau8.A2" office:value-type="string">
            <text:p text:style-name="_5f_ensTP_5f__5f_Code">grep "^mot" toto.txt</text:p>
          </table:table-cell>
          <table:table-cell table:style-name="Tableau8.B2" office:value-type="string">
            <text:p text:style-name="P16"><text:span text:style-name="T73">A</text:span><text:span text:style-name="T57">ffiche les lignes </text:span><text:span text:style-name="T58">commençant</text:span><text:span text:style-name="T57"> par </text:span><text:span text:style-name="T58">« </text:span><text:span text:style-name="T57">mot </text:span><text:span text:style-name="T58">»</text:span></text:p>
          </table:table-cell>
        </table:table-row>
        <table:table-row>
          <table:table-cell table:style-name="Tableau8.A2" office:value-type="string">
            <text:p text:style-name="_5f_ensTP_5f__5f_Code"><text:span text:style-name="T17">grep "mot</text:span><text:span text:style-name="T18">$</text:span><text:span text:style-name="T17">" toto.txt</text:span></text:p>
          </table:table-cell>
          <table:table-cell table:style-name="Tableau8.B2" office:value-type="string">
            <text:p text:style-name="P16"><text:span text:style-name="T58">Affiche les lignes </text:span><text:span text:style-name="T59">terminant</text:span><text:span text:style-name="T58"> par « mot »</text:span></text:p>
          </table:table-cell>
        </table:table-row>
        <table:table-row>
          <table:table-cell table:style-name="Tableau8.A2" office:value-type="string">
            <text:p text:style-name="_5f_ensTP_5f__5f_Code">grep "mot1\|mot2" toto.txt</text:p>
          </table:table-cell>
          <table:table-cell table:style-name="Tableau8.B2" office:value-type="string">
            <text:p text:style-name="P16"><text:span text:style-name="T73">A</text:span><text:span text:style-name="T57">ffiche les lignes contenant « mot1 » ou « mot2 »</text:span></text:p>
          </table:table-cell>
        </table:table-row>
        <table:table-row>
          <table:table-cell table:style-name="Tableau8.A2" office:value-type="string">
            <text:p text:style-name="_5f_ensTP_5f__5f_Code">grep "mot[12]" toto.txt</text:p>
          </table:table-cell>
          <table:table-cell table:style-name="Tableau8.B2" office:value-type="string">
            <text:p text:style-name="P16"><text:span text:style-name="T73">I</text:span><text:span text:style-name="T57">dem que </text:span><text:span text:style-name="T60">précédemment</text:span></text:p>
          </table:table-cell>
        </table:table-row>
        <table:table-row>
          <table:table-cell table:style-name="Tableau8.A2" office:value-type="string">
            <text:p text:style-name="_5f_ensTP_5f__5f_Code">grep "[1-8]" toto.txt</text:p>
          </table:table-cell>
          <table:table-cell table:style-name="Tableau8.B2" office:value-type="string">
            <text:p text:style-name="P16"><text:span text:style-name="T73">A</text:span><text:span text:style-name="T57">ffiche les lignes contenant un nombre compris entre 0 et 8</text:span></text:p>
          </table:table-cell>
        </table:table-row>
        <table:table-row>
          <table:table-cell table:style-name="Tableau8.A2" office:value-type="string">
            <text:p text:style-name="_5f_ensTP_5f__5f_Code">grep [a-zA-Z] toto.txt</text:p>
          </table:table-cell>
          <table:table-cell table:style-name="Tableau8.B2" office:value-type="string">
            <text:p text:style-name="P16"><text:span text:style-name="T73">A</text:span><text:span text:style-name="T57">ffiche les lignes contenant un </text:span><text:span text:style-name="T60">caractère</text:span><text:span text:style-name="T57"> </text:span><text:span text:style-name="T60">alphabétique</text:span></text:p>
          </table:table-cell>
        </table:table-row>
        <table:table-row>
          <table:table-cell table:style-name="Tableau8.A2" office:value-type="string">
            <text:p text:style-name="_5f_ensTP_5f__5f_Code">grep -r "mot" dossier/</text:p>
          </table:table-cell>
          <table:table-cell table:style-name="Tableau8.B2" office:value-type="string">
            <text:p text:style-name="P16"><text:span text:style-name="T82">A</text:span><text:span text:style-name="T79">ffiche les lignes contenant « mot » dans </text:span><text:span text:style-name="T80">l’</text:span><text:span text:style-name="T79">arborescence partant de </text:span><text:span text:style-name="T15">dossier/</text:span></text:p>
          </table:table-cell>
        </table:table-row>
      </table:table>
      <text:p text:style-name="P90"><text:tab/><text:tab/><text:tab/><text:span text:style-name="T149"><text:tab/><text:tab/><text:tab/><text:tab/><text:tab/><text:tab/></text:span></text:p>
      <text:p text:style-name="P15"><text:span text:style-name="T72">D</text:span><text:span text:style-name="T57">iverses options de </text:span><text:span text:style-name="T9">grep </text:span><text:span text:style-name="T57">:</text:span></text:p>
      <text:p text:style-name="P15"><text:span text:style-name="T9"><text:tab/>-i </text:span><text:span text:style-name="T57">→ ne pas tenir compte de la casse (majuscules / minuscules) ;</text:span></text:p>
      <text:p text:style-name="P83"><text:span text:style-name="T57"><text:tab/></text:span><text:span text:style-name="T9">-</text:span><text:span text:style-name="T13">l</text:span><text:span text:style-name="T9"> </text:span><text:span text:style-name="T57">→ </text:span><text:span text:style-name="T74">affiche le nom des fichiers où la correspondance se produit ;</text:span><text:span text:style-name="T57"> </text:span></text:p>
      <text:p text:style-name="P15"><text:span text:style-name="T9"><text:tab/>-n </text:span><text:span text:style-name="T57">→ </text:span><text:span text:style-name="T61">connaître</text:span><text:span text:style-name="T57"> les </text:span><text:span text:style-name="T61">numéros</text:span><text:span text:style-name="T57"> des lignes ;</text:span></text:p>
      <text:p text:style-name="P15"><text:span text:style-name="T9"><text:tab/>-v </text:span><text:span text:style-name="T57">→ inverser la recherche : ignorer un mot.</text:span></text:p>
      <text:p text:style-name="P51"/>
      <text:p text:style-name="P51"/>
      <text:h text:style-name="Heading_20_1" text:outline-level="1"><text:bookmark-start text:name="__RefHeading___Toc76002_3296257915"/>find<text:bookmark-end text:name="__RefHeading___Toc76002_3296257915"/>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_5f_ensTP_5f__5f_Code">find dossier/ -name "toto"</text:p>
          </table:table-cell>
          <table:table-cell table:style-name="Tableau9.B1" office:value-type="string">
            <text:p text:style-name="P42"><text:span text:style-name="T85">R</text:span><text:span text:style-name="T22">echerche dans </text:span><text:span text:style-name="T86">l’</text:span><text:span text:style-name="T22">arborescence </text:span><text:span text:style-name="T1">dossier/ </text:span><text:span text:style-name="T22">les fichiers et </text:span><text:span text:style-name="T86">répertoires</text:span><text:span text:style-name="T22"> portant le nom « toto ».</text:span></text:p>
          </table:table-cell>
        </table:table-row>
        <table:table-row>
          <table:table-cell table:style-name="Tableau9.A2" office:value-type="string">
            <text:p text:style-name="_5f_ensTP_5f__5f_Code">find dossier/ -name "toto*"</text:p>
          </table:table-cell>
          <table:table-cell table:style-name="Tableau9.B2" office:value-type="string">
            <text:p text:style-name="P42"><text:span text:style-name="T85">I</text:span><text:span text:style-name="T22">dem mais le nom </text:span><text:span text:style-name="T86">à</text:span><text:span text:style-name="T22"> rechercher est « toto » suivit de « </text:span><text:span text:style-name="T86">n’</text:span><text:span text:style-name="T22">importe quoi ».</text:span></text:p>
          </table:table-cell>
        </table:table-row>
        <table:table-row>
          <table:table-cell table:style-name="Tableau9.A2" office:value-type="string">
            <text:p text:style-name="_5f_ensTP_5f__5f_Code">find dossier/ -name "*toto*"</text:p>
          </table:table-cell>
          <table:table-cell table:style-name="Tableau9.B2" office:value-type="string">
            <text:p text:style-name="P42"><text:span text:style-name="T85">I</text:span><text:span text:style-name="T22">dem mais le nom </text:span><text:span text:style-name="T86">à</text:span><text:span text:style-name="T22"> rechercher est « </text:span><text:span text:style-name="T86">n’</text:span><text:span text:style-name="T22">importe quoi » suivit de « toto » suivit de « </text:span><text:span text:style-name="T87">n’</text:span><text:span text:style-name="T22">importe quoi ».</text:span></text:p>
          </table:table-cell>
        </table:table-row>
        <table:table-row>
          <table:table-cell table:style-name="Tableau9.A2" office:value-type="string">
            <text:p text:style-name="_5f_ensTP_5f__5f_Code">find dossier/ -name "toto????"</text:p>
          </table:table-cell>
          <table:table-cell table:style-name="Tableau9.B2" office:value-type="string">
            <text:p text:style-name="P42"><text:span text:style-name="T85">I</text:span><text:span text:style-name="T22">dem mais le nom </text:span><text:span text:style-name="T87">à</text:span><text:span text:style-name="T22"> rechercher est « toto » suivit de 4 </text:span><text:span text:style-name="T87">caractères </text:span><text:span text:style-name="T22">(</text:span><text:span text:style-name="T1">?</text:span><text:span text:style-name="T22">=1 </text:span><text:span text:style-name="T88">caractère</text:span><text:span text:style-name="T22"> quelconque).</text:span></text:p>
          </table:table-cell>
        </table:table-row>
        <table:table-row>
          <table:table-cell table:style-name="Tableau9.A2" office:value-type="string">
            <text:p text:style-name="_5f_ensTP_5f__5f_Code"><text:span text:style-name="T9">find dossier/ -</text:span><text:span text:style-name="T10">i</text:span><text:span text:style-name="T9">name "toto"</text:span></text:p>
          </table:table-cell>
          <table:table-cell table:style-name="Tableau9.B2" office:value-type="string">
            <text:p text:style-name="P42"><text:span text:style-name="T85">R</text:span><text:span text:style-name="T22">echerche dans </text:span><text:span text:style-name="T86">l’</text:span><text:span text:style-name="T22">arborescence </text:span><text:span text:style-name="T1">dossier/ </text:span><text:span text:style-name="T22">les fichiers et </text:span><text:span text:style-name="T86">répertoires</text:span><text:span text:style-name="T22"> portant </text:span><text:span text:style-name="T89">le nom « toto » </text:span><text:span text:style-name="T90">sans tenir compte de la casse.</text:span></text:p>
          </table:table-cell>
        </table:table-row>
      </table:table>
      <text:p text:style-name="P103"/>
      <text:h text:style-name="Heading_20_1" text:outline-level="1"><text:bookmark-start text:name="__RefHeading___Toc76004_3296257915"/>sed<text:bookmark-end text:name="__RefHeading___Toc76004_3296257915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_5f_ensTP_5f__5f_Code">sed s/bonjour/bonsoir/ toto.txt</text:p>
          </table:table-cell>
          <table:table-cell table:style-name="Tableau10.B1" office:value-type="string">
            <text:p text:style-name="P43"><text:span text:style-name="T91">S</text:span><text:span text:style-name="T22">ubstitue la </text:span><text:span text:style-name="T83">première</text:span><text:span text:style-name="T22"> occurrence de « bonjour » par « bonsoir » pour toutes les lignes de </text:span><text:span text:style-name="T1">toto.txt</text:span></text:p>
          </table:table-cell>
        </table:table-row>
        <table:table-row>
          <table:table-cell table:style-name="Tableau10.A2" office:value-type="string">
            <text:p text:style-name="_5f_ensTP_5f__5f_Code">sed s/bonjour/bonsoir/g toto.txt</text:p>
          </table:table-cell>
          <table:table-cell table:style-name="Tableau10.B2" office:value-type="string">
            <text:p text:style-name="P43"><text:span text:style-name="T91">S</text:span><text:span text:style-name="T22">ubstitue toutes les occurrences de « bonjour » par « bonsoir » pour toutes les lignes de </text:span><text:span text:style-name="T1">toto.txt</text:span></text:p>
          </table:table-cell>
        </table:table-row>
        <table:table-row>
          <table:table-cell table:style-name="Tableau10.A2" office:value-type="string">
            <text:p text:style-name="P58">sed -i s/bonjour/bonsoir/ toto.txt</text:p>
          </table:table-cell>
          <table:table-cell table:style-name="Tableau10.B2" office:value-type="string">
            <text:p text:style-name="P43"><text:span text:style-name="T91">L</text:span><text:span text:style-name="T22">’option « </text:span><text:span text:style-name="T1">-i »</text:span><text:span text:style-name="T22"> permet d’effectuer la substitution </text:span><text:span text:style-name="T84">sur le fichier </text:span><text:span text:style-name="T16">toto.txt</text:span></text:p>
          </table:table-cell>
        </table:table-row>
        <table:table-row>
          <table:table-cell table:style-name="Tableau10.A2" office:value-type="string">
            <text:p text:style-name="P113">___ $ echo 100 300 | sed 's/[0-9]*/42/g'</text:p>
            <text:p text:style-name="P113"/>
            <text:p text:style-name="P113">42 42</text:p>
          </table:table-cell>
          <table:table-cell table:style-name="Tableau10.B2" office:value-type="string">
            <text:p text:style-name="P43"><text:span text:style-name="T150">R</text:span>emplace tout nombre par la valeur 42</text:p>
          </table:table-cell>
        </table:table-row>
        <table:table-row>
          <table:table-cell table:style-name="Tableau10.A2" office:value-type="string">
            <text:p text:style-name="P115">___ $ echo 100 300 | sed -E 's/([0-9]+)/val: \1/g'</text:p>
            <text:p text:style-name="P115"/>
            <text:p text:style-name="P115">val: 100 val: 300</text:p>
          </table:table-cell>
          <table:table-cell table:style-name="Tableau10.B2" office:value-type="string">
            <text:p text:style-name="P43">Le motif entouré de parenthèse est utilisé via la notation « <text:span text:style-name="T151">\1</text:span> »</text:p>
          </table:table-cell>
        </table:table-row>
        <table:table-row>
          <table:table-cell table:style-name="Tableau10.A2" office:value-type="string">
            <text:p text:style-name="P116">___ $ echo -100- 300 | sed -nE 's/-([0-9]+)-.*/val:\1/gp'</text:p>
            <text:p text:style-name="P116"/>
            <text:p text:style-name="P116">val:100</text:p>
          </table:table-cell>
          <table:table-cell table:style-name="Tableau10.B2" office:value-type="string">
            <text:p text:style-name="P84"><text:span text:style-name="T158">Le motif est trouvé </text:span><text:span text:style-name="T159">entre la présence de « </text:span><text:span text:style-name="T152">-</text:span><text:span text:style-name="T158"> » </text:span><text:span text:style-name="T159">et « </text:span><text:span text:style-name="T152">-</text:span><text:span text:style-name="T158"> », qui sont ensuite éliminés du résultat</text:span></text:p>
          </table:table-cell>
        </table:table-row>
      </table:table>
      <text:p text:style-name="P103"/>
      <text:h text:style-name="Heading_20_1" text:outline-level="1"><text:bookmark-start text:name="__RefHeading___Toc76006_3296257915"/>awk<text:bookmark-end text:name="__RefHeading___Toc76006_3296257915"/></text:h>
      <text:h text:style-name="Heading_20_2" text:outline-level="2">Exemple</text:h>
      <text:p text:style-name="_5f_ensTP_5f__5f_Code">___ $ ls -l mon_fichier</text:p>
      <text:p text:style-name="_5f_ensTP_5f__5f_Code">-rwxr-xr-x 1 pef staff 369 Mar 15 11:13 mon_fichier</text:p>
      <text:p text:style-name="_5f_ensTP_5f__5f_Code"/>
      <text:p text:style-name="_5f_ensTP_5f__5f_Code">___ $ ls -l mon_fichier | awk '{ print $7 " " $6 }'</text:p>
      <text:p text:style-name="_5f_ensTP_5f__5f_Code">15 Mar</text:p>
      <text:p text:style-name="P56"/>
      <text:list xml:id="list1333316649" text:style-name="L6">
        <text:list-item>
          <text:p text:style-name="P105"><text:span text:style-name="T57">« </text:span><text:span text:style-name="T139">$0</text:span><text:span text:style-name="T57"> » correspond à la ligne complète.</text:span></text:p>
        </text:list-item>
        <text:list-item>
          <text:p text:style-name="P105"><text:span text:style-name="T57">L’argument de </text:span><text:span text:style-name="T139">awk</text:span><text:span text:style-name="T57"> est mis entre « </text:span><text:span text:style-name="T139">'</text:span><text:span text:style-name="T57"> » pour éviter les substitutions du shell.</text:span></text:p>
        </text:list-item>
      </text:list>
      <text:h text:style-name="P74" text:outline-level="2"><text:span text:style-name="T145">C</text:span>hangement de séparateur</text:h>
      <text:p text:style-name="_5f_ensTP_5f__5f_Code">___ $ echo "nom_prenom" | awk -F_ '{ print $2 " "$1 }'</text:p>
      <text:p text:style-name="_5f_ensTP_5f__5f_Code">prenom nom</text:p>
      <text:p text:style-name="P104"/>
      <text:h text:style-name="P73" text:outline-level="1"><text:bookmark-start text:name="__RefHeading___Toc60167_3296257915"/>Divers<text:bookmark-end text:name="__RefHeading___Toc60167_3296257915"/></text:h>
      <text:h text:style-name="Heading_20_2" text:outline-level="2"><text:bookmark-start text:name="__RefHeading___Toc60039_3296257915"/>L’arborescence des fichiers – Debian<text:bookmark-end text:name="__RefHeading___Toc60039_3296257915"/></text:h>
      <text:p text:style-name="P3"><text:span text:style-name="T106">Filesystem Hierarchy Standard </text:span><text:span text:style-name="T48">(« norme de la </text:span><text:span text:style-name="T51">hiérarchie</text:span><text:span text:style-name="T48"> des </text:span><text:span text:style-name="T51">systèmes</text:span><text:span text:style-name="T48"> de fichiers ») </text:span><text:span text:style-name="T51">définit</text:span><text:span text:style-name="T48"> l’arborescence et le contenu des principaux </text:span><text:span text:style-name="T51">répertoires</text:span><text:span text:style-name="T48"> des </text:span><text:span text:style-name="T51">systèmes</text:span><text:span text:style-name="T48"> de fichiers des </text:span><text:span text:style-name="T51">systèmes</text:span><text:span text:style-name="T48"> d’exploitation GNU/Linux et de la plupart des </text:span><text:span text:style-name="T51">systèmes</text:span><text:span text:style-name="T48"> Unix.</text:span></text:p>
      <text:p text:style-name="P20"/>
      <text:p text:style-name="P39">Répertoire Contenu</text:p>
      <text:p text:style-name="P3"><text:span text:style-name="T2">bin <text:tab/><text:tab/></text:span><text:span text:style-name="T23">Binaires (</text:span><text:span text:style-name="T34">exécutables</text:span><text:span text:style-name="T23">) des commandes essentielles.</text:span></text:p>
      <text:p text:style-name="P3"><text:span text:style-name="T2">boot <text:tab/></text:span><text:span text:style-name="T23">Fichiers statiques pour le programme </text:span><text:span text:style-name="T34">d’amorçage.</text:span></text:p>
      <text:p text:style-name="P3"><text:span text:style-name="T2">dev <text:tab/><text:tab/></text:span><text:span text:style-name="T23">Fichiers des pilotes de </text:span><text:span text:style-name="T34">périphériques.</text:span></text:p>
      <text:p text:style-name="P3"><text:span text:style-name="T2">etc <text:tab/><text:tab/></text:span><text:span text:style-name="T23">Configuration </text:span><text:span text:style-name="T34">système</text:span><text:span text:style-name="T23"> propre a la machine.</text:span></text:p>
      <text:p text:style-name="P3"><text:span text:style-name="T2">home <text:tab/></text:span><text:span text:style-name="T23">R</text:span><text:span text:style-name="T34">é</text:span><text:span text:style-name="T23">pertoires personnels des utilisateurs.</text:span></text:p>
      <text:p text:style-name="P3"><text:span text:style-name="T2">lib <text:tab/><text:tab/></text:span><text:span text:style-name="T23">Biblioth</text:span><text:span text:style-name="T34">è</text:span><text:span text:style-name="T23">ques partag</text:span><text:span text:style-name="T34">é</text:span><text:span text:style-name="T23">es et modules noyaux essentiels.</text:span></text:p>
      <text:p text:style-name="P3"><text:span text:style-name="T2">media <text:tab/></text:span><text:span text:style-name="T23">Points de montage pour les supports amovibles.</text:span></text:p>
      <text:p text:style-name="P3"><text:span text:style-name="T2">mnt <text:tab/><text:tab/></text:span><text:span text:style-name="T23">Point de montage pour les montages temporaires.</text:span></text:p>
      <text:p text:style-name="P3"><text:span text:style-name="T2">proc <text:tab/></text:span><text:span text:style-name="T23">R</text:span><text:span text:style-name="T34">é</text:span><text:span text:style-name="T23">pertoire virtuel pour les informations </text:span><text:span text:style-name="T34">système</text:span><text:span text:style-name="T23"> (noyaux 2.4 et 2.6).</text:span></text:p>
      <text:p text:style-name="P3"><text:span text:style-name="T2">root <text:tab/></text:span><text:span text:style-name="T23">R</text:span><text:span text:style-name="T34">é</text:span><text:span text:style-name="T23">pertoire personnel de l’utilisateur </text:span><text:span text:style-name="T46">root</text:span><text:span text:style-name="T47">.</text:span></text:p>
      <text:p text:style-name="P3"><text:span text:style-name="T2">sbin <text:tab/></text:span><text:span text:style-name="T23">Ex</text:span><text:span text:style-name="T34">é</text:span><text:span text:style-name="T23">cutables </text:span><text:span text:style-name="T34">système</text:span><text:span text:style-name="T23"> essentiels.</text:span></text:p>
      <text:p text:style-name="P3"><text:span text:style-name="T2">sys <text:tab/><text:tab/></text:span><text:span text:style-name="T23">R</text:span><text:span text:style-name="T34">é</text:span><text:span text:style-name="T23">pertoire virtuel pour les informations </text:span><text:span text:style-name="T34">système</text:span><text:span text:style-name="T23"> (noyaux 2.6).</text:span></text:p>
      <text:p text:style-name="P3"><text:span text:style-name="T2">tmp <text:tab/><text:tab/></text:span><text:span text:style-name="T23">Fichiers temporaires.</text:span></text:p>
      <text:p text:style-name="P3"><text:span text:style-name="T2">usr <text:tab/><text:tab/></text:span><text:span text:style-name="T110">Hiérarchie</text:span><text:span text:style-name="T108"> </text:span><text:span text:style-name="T23">secondaire.</text:span></text:p>
      <text:p text:style-name="P3"><text:span text:style-name="T2">var <text:tab/><text:tab/></text:span><text:span text:style-name="T23">Donn</text:span><text:span text:style-name="T34">é</text:span><text:span text:style-name="T23">es variables.</text:span></text:p>
      <text:p text:style-name="P3"><text:span text:style-name="T2">srv <text:tab/><text:tab/></text:span><text:span text:style-name="T23">Donn</text:span><text:span text:style-name="T34">é</text:span><text:span text:style-name="T23">es pour les services fournis par le </text:span><text:span text:style-name="T34">système.</text:span></text:p>
      <text:p text:style-name="P3"><text:span text:style-name="T2">opt <text:tab/><text:tab/></text:span><text:span text:style-name="T23">R</text:span><text:span text:style-name="T34">é</text:span><text:span text:style-name="T23">pertoire pour </text:span><text:span text:style-name="T34">d’</text:span><text:span text:style-name="T23">autres logiciels.</text:span></text:p>
      <text:p text:style-name="P18"/>
      <text:h text:style-name="Heading_20_2" text:outline-level="2"><text:bookmark-start text:name="__RefHeading___Toc60041_3296257915"/>Raccourcis du terminal Bash<text:bookmark-end text:name="__RefHeading___Toc60041_3296257915"/></text:h>
      <text:p text:style-name="P40">CTR-a<text:tab/><text:tab/>→ début de ligne</text:p>
      <text:p text:style-name="P40">CTR-e<text:tab/><text:tab/>→ fin de ligne</text:p>
      <text:p text:style-name="P40">CTR-l<text:tab/><text:tab/>→ efface la console</text:p>
      <text:p text:style-name="P40">CTR-k<text:tab/><text:tab/>→ efface à droite </text:p>
      <text:p text:style-name="P40"/>
      <text:h text:style-name="P76" text:outline-level="2">Commandes vi/Vim</text:h>
      <text:p text:style-name="P17"><text:span text:style-name="T2">ESC <text:tab/><text:tab/></text:span><text:span text:style-name="T23">→ mode commande</text:span></text:p>
      <text:p text:style-name="P17"><text:span text:style-name="T2">i <text:tab/><text:tab/></text:span><text:span text:style-name="T23">→ insertion</text:span></text:p>
      <text:p text:style-name="P17"><text:span text:style-name="T2">a <text:tab/><text:tab/></text:span><text:span text:style-name="T23">→ insertion "after"</text:span></text:p>
      <text:p text:style-name="P17"><text:span text:style-name="T2">:w <text:tab/><text:tab/></text:span><text:span text:style-name="T23">→ sauvegarde (</text:span><text:span text:style-name="T103">write</text:span><text:span text:style-name="T23">)</text:span></text:p>
      <text:p text:style-name="P17"><text:span text:style-name="T2">:q <text:tab/><text:tab/></text:span><text:span text:style-name="T23">→ quitter</text:span></text:p>
      <text:p text:style-name="P17"><text:span text:style-name="T2">:wq <text:tab/><text:tab/></text:span><text:span text:style-name="T23">→ quitter en sauvant</text:span></text:p>
      <text:p text:style-name="P17"><text:span text:style-name="T2">:q! <text:tab/><text:tab/></text:span><text:span text:style-name="T23">→ quitter sans sauver</text:span></text:p>
      <text:p text:style-name="P29"/>
      <text:p text:style-name="P17"><text:span text:style-name="T2">u <text:tab/><text:tab/></text:span><text:span text:style-name="T23">→ </text:span><text:span text:style-name="T103">undo</text:span></text:p>
      <text:p text:style-name="P17"><text:soft-page-break/><text:span text:style-name="T2">CTR+r<text:tab/></text:span><text:span text:style-name="T23">→ </text:span><text:span text:style-name="T103">redo</text:span></text:p>
      <text:p text:style-name="P17"><text:span text:style-name="T2">v <text:tab/><text:tab/></text:span><text:span text:style-name="T23">→ </text:span><text:span text:style-name="T26">sélectionne</text:span></text:p>
      <text:p text:style-name="P17"><text:span text:style-name="T2">y <text:tab/><text:tab/></text:span><text:span text:style-name="T23">→ copie</text:span></text:p>
      <text:p text:style-name="P41"><text:span text:style-name="T2">p <text:tab/><text:tab/></text:span><text:span text:style-name="T23">→ colle (</text:span><text:span text:style-name="T103">paste</text:span><text:span text:style-name="T23">)<text:line-break/></text:span><text:span text:style-name="T37">d</text:span><text:span text:style-name="T2"> <text:tab/><text:tab/></text:span><text:span text:style-name="T23">→ co</text:span><text:span text:style-name="T37">up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Serif1" svg:font-family="LiberationSerif" style:font-family-generic="roman"/>
    <style:font-face style:name="Liberationserif" svg:font-family="Liberationserif" style:font-family-generic="roman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DejaVusansmono" svg:font-family="DejaVusansmono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DejaVuSansMono" svg:font-family="DejaVuSansMono" style:font-family-generic="roman" style:font-pitch="variable"/>
    <style:font-face style:name="DejaVuSansMono-Bold" svg:font-family="DejaVuSansMono-Bold" style:font-family-generic="roman" style:font-pitch="variable"/>
    <style:font-face style:name="DejaVuSansMono-Oblique" svg:font-family="DejaVuSansMono-Oblique" style:font-family-generic="roman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ans-BoldItalic" svg:font-family="LiberationSans-BoldItalic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Italic" svg:font-family="LiberationSerif-Italic" style:font-family-generic="roman" style:font-pitch="variable"/>
    <style:font-face style:name="OpenSymbol1" svg:font-family="Open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start" style:justify-single-word="false" style:page-number="auto" fo:break-before="page"/>
      <style:text-properties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4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_5f_ensTP_5f__5f_Titre" style:display-name="_ensTP__Titre" style:family="paragraph" style:parent-style-name="Heading">
      <style:paragraph-properties fo:text-align="center" style:justify-single-word="false"/>
      <style:text-properties fo:font-size="18pt"/>
    </style:style>
    <style:style style:name="_5f_ensTP_5f__5f_Exercice" style:display-name="_ensTP__Exercice" style:family="paragraph" style:parent-style-name="Heading_20_1" style:next-style-name="_5f_ensTP_5f__5f_Corps" style:default-outline-level="" style:list-style-name="" style:master-page-name="">
      <style:paragraph-properties style:page-number="auto" fo:keep-with-next="always">
        <style:tab-stops/>
      </style:paragraph-properties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nsTP_5f__5f_Code" style:display-name="_ensTP__Code" style:family="paragraph" style:parent-style-name="Preformatted_20_Text" style:master-page-name="">
      <loext:graphic-properties draw:fill="solid" draw:fill-color="#eeeeee"/>
      <style:paragraph-properties fo:margin-left="0.4cm" fo:margin-right="0cm" fo:text-indent="0cm" style:auto-text-indent="false" style:page-number="auto" fo:background-color="#eeeeee"/>
      <style:text-properties style:font-name="Consolas" fo:font-family="Consolas" style:font-style-name="Normal" style:font-family-generic="modern" style:font-pitch="fixed" fo:font-size="12pt"/>
    </style:style>
    <style:style style:name="_5f_ensTP_5f__5f_Corps" style:display-name="_ensTP__Corps" style:family="paragraph" style:parent-style-name="Text_20_body"/>
    <style:style style:name="_5f_ensTP_5f__5f_Correction" style:display-name="_ensTP__Correction" style:family="paragraph" style:parent-style-name="_5f_ensTP_5f__5f_Corps" style:master-page-name="">
      <style:paragraph-properties fo:margin-left="0.4cm" fo:margin-right="0cm" fo:text-indent="0cm" style:auto-text-indent="false" style:page-number="auto"/>
      <style:text-properties fo:font-weight="bold" officeooo:rsid="001721aa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–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2530" officeooo:paragraph-rsid="000e253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0</text:page-number>/<text:page-count>20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1T18:06:59.398000000</meta:creation-date>
    <dc:date>2020-12-25T18:10:03.118000000</dc:date>
    <meta:editing-duration>PT5H15M36S</meta:editing-duration>
    <meta:editing-cycles>154</meta:editing-cycles>
    <meta:generator>LibreOffice/6.3.2.2$Windows_X86_64 LibreOffice_project/98b30e735bda24bc04ab42594c85f7fd8be07b9c</meta:generator>
    <meta:document-statistic meta:table-count="14" meta:image-count="1" meta:object-count="8" meta:page-count="20" meta:paragraph-count="460" meta:word-count="2427" meta:character-count="13513" meta:non-whitespace-character-count="11340"/>
  </office:meta>
</office:document-meta>
</file>

<file path=Object 1/content.xml><?xml version="1.0" encoding="utf-8"?>
<math xmlns="http://www.w3.org/1998/Math/MathML" display="block">
  <semantics>
    <mrow>
      <mi>x</mi>
      <mo stretchy="false">=</mo>
      <mi>y</mi>
    </mrow>
    <annotation encoding="StarMath 5.0">x = y</annotation>
  </semantics>
</math>
</file>

<file path=Object 2/content.xml><?xml version="1.0" encoding="utf-8"?>
<math xmlns="http://www.w3.org/1998/Math/MathML" display="block">
  <semantics>
    <mrow>
      <mi>x</mi>
      <mo stretchy="false">≠</mo>
      <mi>y</mi>
    </mrow>
    <annotation encoding="StarMath 5.0">x &lt;&gt; y</annotation>
  </semantics>
</math>
</file>

<file path=Object 3/content.xml><?xml version="1.0" encoding="utf-8"?>
<math xmlns="http://www.w3.org/1998/Math/MathML" display="block">
  <semantics>
    <mrow>
      <mi>x</mi>
      <mo stretchy="false">&lt;</mo>
      <mi>y</mi>
    </mrow>
    <annotation encoding="StarMath 5.0">x &lt; y</annotation>
  </semantics>
</math>
</file>

<file path=Object 4/content.xml><?xml version="1.0" encoding="utf-8"?>
<math xmlns="http://www.w3.org/1998/Math/MathML" display="block">
  <semantics>
    <mrow>
      <mi>x</mi>
      <mi>≤</mi>
      <mi>y</mi>
    </mrow>
    <annotation encoding="StarMath 5.0">x ≤  y</annotation>
  </semantics>
</math>
</file>

<file path=Object 5/content.xml><?xml version="1.0" encoding="utf-8"?>
<math xmlns="http://www.w3.org/1998/Math/MathML" display="block">
  <semantics>
    <mrow>
      <mi>x</mi>
      <mo stretchy="false">&gt;</mo>
      <mi>y</mi>
    </mrow>
    <annotation encoding="StarMath 5.0">x &gt; y</annotation>
  </semantics>
</math>
</file>

<file path=Object 6/content.xml><?xml version="1.0" encoding="utf-8"?>
<math xmlns="http://www.w3.org/1998/Math/MathML" display="block">
  <semantics>
    <mrow>
      <mi>x</mi>
      <mi>≥</mi>
      <mi>y</mi>
    </mrow>
    <annotation encoding="StarMath 5.0">x ≥ y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